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6.24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115cm"/>
    </style:style>
    <style:style style:name="co4" style:family="table-column">
      <style:table-column-properties fo:break-before="auto" style:column-width="3.612cm"/>
    </style:style>
    <style:style style:name="co5" style:family="table-column">
      <style:table-column-properties fo:break-before="auto" style:column-width="2.983cm"/>
    </style:style>
    <style:style style:name="co6" style:family="table-column">
      <style:table-column-properties fo:break-before="auto" style:column-width="3.182cm"/>
    </style:style>
    <style:style style:name="co7" style:family="table-column">
      <style:table-column-properties fo:break-before="auto" style:column-width="3.32cm"/>
    </style:style>
    <style:style style:name="co8" style:family="table-column">
      <style:table-column-properties fo:break-before="auto" style:column-width="3.237cm"/>
    </style:style>
    <style:style style:name="co9" style:family="table-column">
      <style:table-column-properties fo:break-before="auto" style:column-width="2.88cm"/>
    </style:style>
    <style:style style:name="co10" style:family="table-column">
      <style:table-column-properties fo:break-before="auto" style:column-width="2.581cm"/>
    </style:style>
    <style:style style:name="co11" style:family="table-column">
      <style:table-column-properties fo:break-before="auto" style:column-width="2.436cm"/>
    </style:style>
    <style:style style:name="co12" style:family="table-column">
      <style:table-column-properties fo:break-before="auto" style:column-width="2.873cm"/>
    </style:style>
    <style:style style:name="co13" style:family="table-column">
      <style:table-column-properties fo:break-before="auto" style:column-width="3.374cm"/>
    </style:style>
    <style:style style:name="co14" style:family="table-column">
      <style:table-column-properties fo:break-before="auto" style:column-width="2.826cm"/>
    </style:style>
    <style:style style:name="co15" style:family="table-column">
      <style:table-column-properties fo:break-before="auto" style:column-width="3.648cm"/>
    </style:style>
    <style:style style:name="co16" style:family="table-column">
      <style:table-column-properties fo:break-before="auto" style:column-width="5.071cm"/>
    </style:style>
    <style:style style:name="co17" style:family="table-column">
      <style:table-column-properties fo:break-before="auto" style:column-width="3.531cm"/>
    </style:style>
    <style:style style:name="co18" style:family="table-column">
      <style:table-column-properties fo:break-before="auto" style:column-width="5.784cm"/>
    </style:style>
    <style:style style:name="co19" style:family="table-column">
      <style:table-column-properties fo:break-before="auto" style:column-width="2.572cm"/>
    </style:style>
    <style:style style:name="co20" style:family="table-column">
      <style:table-column-properties fo:break-before="auto" style:column-width="2.963cm"/>
    </style:style>
    <style:style style:name="co21" style:family="table-column">
      <style:table-column-properties fo:break-before="auto" style:column-width="3.812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0000"/>
      <style:text-properties fo:font-style="italic" style:text-underline-style="solid" style:text-underline-width="auto" style:text-underline-color="font-color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/>
    </style:style>
    <style:style style:name="ce3" style:family="table-cell" style:parent-style-name="Default">
      <style:table-cell-properties fo:border-bottom="none" fo:background-color="#99ccff" style:text-align-source="fix" style:repeat-content="false" fo:border-left="0.002cm solid #000000" fo:border-right="none" fo:border-top="0.002cm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-bottom="none" fo:background-color="#99ccff" style:text-align-source="fix" style:repeat-content="false" fo:border-left="0.002cm solid #000000" fo:border-right="none" fo:border-top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order-bottom="none" fo:background-color="#99ccff" style:text-align-source="fix" style:repeat-content="false" fo:border-left="0.002cm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00ff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7" style:family="table-cell" style:parent-style-name="Default">
      <style:table-cell-properties fo:border-bottom="none" fo:background-color="#00ffff" style:text-align-source="fix" style:repeat-content="false" fo:border-left="0.002cm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0.002cm solid #000000" fo:background-color="#00ffff" style:text-align-source="fix" style:repeat-content="false" fo:border-left="0.002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ackground-color="#00dcff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99ccff" style:text-align-source="fix" style:repeat-content="false" fo:border-left="0.002cm solid #000000" fo:border-right="none" fo:border-top="none"/>
      <style:paragraph-properties fo:text-align="center" fo:margin-left="0cm"/>
      <style:text-properties style:text-underline-style="solid" style:text-underline-width="auto" style:text-underline-color="font-color" fo:font-weight="bold"/>
    </style:style>
    <style:style style:name="ce11" style:family="table-cell" style:parent-style-name="Default">
      <style:table-cell-properties fo:border-bottom="none" fo:background-color="#ffff00" style:text-align-source="fix" style:repeat-content="false" fo:border-left="0.002cm solid #000000" fo:border-right="none" fo:border-top="none"/>
      <style:paragraph-properties fo:text-align="center" fo:margin-left="0cm"/>
      <style:text-properties fo:font-weight="bold"/>
    </style:style>
    <style:style style:name="ce12" style:family="table-cell" style:parent-style-name="Default">
      <style:table-cell-properties fo:border-bottom="none" fo:background-color="#808080" style:text-align-source="fix" style:repeat-content="false" fo:border-left="0.002cm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ff0000" style:text-align-source="fix" style:repeat-content="false" fo:border-left="0.002cm solid #000000" fo:border-right="none" fo:border-top="none"/>
      <style:paragraph-properties fo:text-align="center" fo:margin-left="0cm"/>
      <style:text-properties fo:font-weight="bold"/>
    </style:style>
    <style:style style:name="ce14" style:family="table-cell" style:parent-style-name="Default">
      <style:table-cell-properties fo:border-bottom="0.002cm solid #000000" fo:background-color="#ff0000" style:text-align-source="fix" style:repeat-content="false" fo:border-left="0.002cm solid #000000" fo:border-right="none" fo:border-top="none"/>
      <style:paragraph-properties fo:text-align="center" fo:margin-left="0cm"/>
      <style:text-properties fo:font-weight="bold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weight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17" style:family="table-cell" style:parent-style-name="Default">
      <style:table-cell-properties fo:border-bottom="none" fo:background-color="#99ccff" fo:border-left="none" fo:border-right="none" fo:border-top="0.002cm solid #000000"/>
    </style:style>
    <style:style style:name="ce18" style:family="table-cell" style:parent-style-name="Default">
      <style:table-cell-properties fo:background-color="#99ccff"/>
    </style:style>
    <style:style style:name="ce19" style:family="table-cell" style:parent-style-name="Default">
      <style:table-cell-properties fo:border-bottom="none" fo:background-color="#00ffff" fo:border-left="none" fo:border-right="none" fo:border-top="0.002cm solid #000000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order-bottom="0.002cm solid #000000" fo:background-color="#00ffff" fo:border-left="none" fo:border-right="none" fo:border-top="none"/>
    </style:style>
    <style:style style:name="ce22" style:family="table-cell" style:parent-style-name="Default">
      <style:table-cell-properties fo:background-color="#00dcff"/>
    </style:style>
    <style:style style:name="ce23" style:family="table-cell" style:parent-style-name="Default">
      <style:table-cell-properties fo:background-color="#ffff00"/>
      <style:text-properties fo:font-weight="bold"/>
    </style:style>
    <style:style style:name="ce24" style:family="table-cell" style:parent-style-name="Default">
      <style:table-cell-properties fo:background-color="#808080"/>
    </style:style>
    <style:style style:name="ce25" style:family="table-cell" style:parent-style-name="Default">
      <style:table-cell-properties fo:background-color="#ff0000"/>
      <style:text-properties style:font-name="Nimbus Sans L" style:font-name-asian="Nimbus Sans L1" style:font-name-complex="Nimbus Sans L1"/>
    </style:style>
    <style:style style:name="ce26" style:family="table-cell" style:parent-style-name="Default">
      <style:table-cell-properties fo:border-bottom="0.002cm solid #000000" fo:background-color="#ff0000" fo:border-left="none" fo:border-right="none" fo:border-top="none"/>
    </style:style>
    <style:style style:name="ce27" style:family="table-cell" style:parent-style-name="Default">
      <style:table-cell-properties fo:background-color="#ff0000"/>
    </style:style>
    <style:style style:name="ce28" style:family="table-cell" style:parent-style-name="Default" style:data-style-name="N11"/>
    <style:style style:name="ce29" style:family="table-cell" style:parent-style-name="Default">
      <style:table-cell-properties fo:border-bottom="0.002cm solid #000000" fo:background-color="#808080" fo:border-left="none" fo:border-right="none" fo:border-top="none"/>
    </style:style>
    <style:style style:name="ce30" style:family="table-cell" style:parent-style-name="Default">
      <style:table-cell-properties fo:background-color="#99ccff"/>
      <style:text-properties style:font-name="Nimbus Sans L" style:font-name-asian="Nimbus Sans L1" style:font-name-complex="Nimbus Sans L1"/>
    </style:style>
    <style:style style:name="ce31" style:family="table-cell" style:parent-style-name="Default">
      <style:table-cell-properties fo:background-color="#33cc66"/>
    </style:style>
    <style:style style:name="ce32" style:family="table-cell" style:parent-style-name="Default">
      <style:table-cell-properties fo:background-color="#ffffcc"/>
    </style:style>
    <style:style style:name="ce33" style:family="table-cell" style:parent-style-name="Default" style:data-style-name="N11">
      <style:table-cell-properties fo:background-color="#33cc66"/>
    </style:style>
    <style:style style:name="ce34" style:family="table-cell" style:parent-style-name="Default">
      <style:table-cell-properties fo:border-bottom="none" fo:background-color="#99ccff" fo:border-left="none" fo:border-right="0.002cm solid #000000" fo:border-top="0.002cm solid #000000"/>
    </style:style>
    <style:style style:name="ce35" style:family="table-cell" style:parent-style-name="Default">
      <style:table-cell-properties fo:border-bottom="none" fo:background-color="#99ccff" fo:border-left="none" fo:border-right="0.002cm solid #000000" fo:border-top="none"/>
    </style:style>
    <style:style style:name="ce36" style:family="table-cell" style:parent-style-name="Default">
      <style:table-cell-properties fo:border-bottom="none" fo:background-color="#99ccff" fo:border-left="none" fo:border-right="0.002cm solid #000000" fo:border-top="none"/>
      <style:text-properties style:font-name="Nimbus Sans L" style:font-name-asian="Nimbus Sans L1" style:font-name-complex="Nimbus Sans L1"/>
    </style:style>
    <style:style style:name="ce37" style:family="table-cell" style:parent-style-name="Default">
      <style:table-cell-properties fo:border-bottom="none" fo:background-color="#00ffff" fo:border-left="none" fo:border-right="0.002cm solid #000000" fo:border-top="none"/>
    </style:style>
    <style:style style:name="ce38" style:family="table-cell" style:parent-style-name="Default">
      <style:table-cell-properties fo:border-bottom="0.002cm solid #000000" fo:background-color="#00ffff" fo:border-left="none" fo:border-right="0.002cm solid #000000" fo:border-top="none"/>
    </style:style>
    <style:style style:name="ce39" style:family="table-cell" style:parent-style-name="Default">
      <style:table-cell-properties fo:border-bottom="none" fo:background-color="#808080" fo:border-left="none" fo:border-right="0.002cm solid #000000" fo:border-top="none"/>
    </style:style>
    <style:style style:name="ce40" style:family="table-cell" style:parent-style-name="Default">
      <style:table-cell-properties fo:border-bottom="0.002cm solid #000000" fo:background-color="#808080" fo:border-left="none" fo:border-right="0.002cm solid #000000" fo:border-top="none"/>
    </style:style>
    <style:style style:name="ce41" style:family="table-cell" style:parent-style-name="Default">
      <style:text-properties style:text-underline-style="solid" style:text-underline-width="auto" style:text-underline-color="font-color"/>
    </style:style>
    <style:style style:name="ce42" style:family="table-cell" style:parent-style-name="Default">
      <style:table-cell-properties fo:border-bottom="none" fo:background-color="#c0c0c0" fo:border-left="0.002cm solid #000000" fo:border-right="none" fo:border-top="0.002cm solid #000000"/>
    </style:style>
    <style:style style:name="ce43" style:family="table-cell" style:parent-style-name="Default">
      <style:table-cell-properties fo:border-bottom="none" fo:background-color="#c0c0c0" fo:border-left="0.002cm solid #000000" fo:border-right="none" fo:border-top="none"/>
    </style:style>
    <style:style style:name="ce44" style:family="table-cell" style:parent-style-name="Default">
      <style:table-cell-properties fo:border-bottom="none" fo:background-color="#c0c0c0" fo:border-left="0.002cm solid #000000" fo:border-right="none" fo:border-top="none"/>
      <style:text-properties fo:font-weight="bold"/>
    </style:style>
    <style:style style:name="ce45" style:family="table-cell" style:parent-style-name="Default">
      <style:table-cell-properties fo:border-bottom="none" fo:background-color="#c0c0c0" fo:border-left="0.002cm solid #000000" fo:border-right="none" fo:border-top="none"/>
      <style:text-properties style:text-underline-style="solid" style:text-underline-width="auto" style:text-underline-color="font-color" fo:font-weight="bold"/>
    </style:style>
    <style:style style:name="ce46" style:family="table-cell" style:parent-style-name="Default">
      <style:table-cell-properties fo:border-bottom="none" fo:background-color="#c0c0c0" fo:border-left="0.002cm solid #000000" fo:border-right="none" fo:border-top="none"/>
      <style:text-properties style:text-underline-style="solid" style:text-underline-width="auto" style:text-underline-color="font-color"/>
    </style:style>
    <style:style style:name="ce47" style:family="table-cell" style:parent-style-name="Default">
      <style:table-cell-properties fo:border-bottom="0.002cm solid #000000" fo:background-color="#c0c0c0" fo:border-left="0.002cm solid #000000" fo:border-right="none" fo:border-top="none"/>
    </style:style>
    <style:style style:name="ce48" style:family="table-cell" style:parent-style-name="Default">
      <style:table-cell-properties fo:border-bottom="none" fo:background-color="#c0c0c0" fo:border-left="none" fo:border-right="none" fo:border-top="0.002cm solid #000000"/>
      <style:text-properties style:text-underline-style="solid" style:text-underline-width="auto" style:text-underline-color="font-color"/>
    </style:style>
    <style:style style:name="ce49" style:family="table-cell" style:parent-style-name="Default">
      <style:table-cell-properties fo:background-color="#c0c0c0"/>
    </style:style>
    <style:style style:name="ce50" style:family="table-cell" style:parent-style-name="Default">
      <style:table-cell-properties fo:background-color="#c0c0c0"/>
      <style:text-properties style:font-name="Nimbus Sans L" style:font-name-asian="Nimbus Sans L1" style:font-name-complex="Nimbus Sans L1"/>
    </style:style>
    <style:style style:name="ce51" style:family="table-cell" style:parent-style-name="Default">
      <style:table-cell-properties fo:background-color="#c0c0c0"/>
      <style:text-properties style:text-underline-style="solid" style:text-underline-width="auto" style:text-underline-color="font-color"/>
    </style:style>
    <style:style style:name="ce52" style:family="table-cell" style:parent-style-name="Default">
      <style:table-cell-properties fo:background-color="#ffffff"/>
    </style:style>
    <style:style style:name="ce53" style:family="table-cell" style:parent-style-name="Default">
      <style:table-cell-properties fo:background-color="#c0c0c0"/>
      <style:text-properties style:text-underline-style="solid" style:text-underline-width="auto" style:text-underline-color="font-color" fo:font-weight="bold"/>
    </style:style>
    <style:style style:name="ce54" style:family="table-cell" style:parent-style-name="Default">
      <style:table-cell-properties fo:border-bottom="0.002cm solid #000000" fo:background-color="#c0c0c0" fo:border-left="none" fo:border-right="none" fo:border-top="none"/>
    </style:style>
    <style:style style:name="ce55" style:family="table-cell" style:parent-style-name="Default">
      <style:table-cell-properties fo:border-bottom="none" fo:background-color="#c0c0c0" fo:border-left="none" fo:border-right="none" fo:border-top="0.002cm solid #000000"/>
    </style:style>
    <style:style style:name="ce56" style:family="table-cell" style:parent-style-name="Default">
      <style:table-cell-properties fo:background-color="#000080"/>
      <style:text-properties fo:font-weight="bold"/>
    </style:style>
    <style:style style:name="ce57" style:family="table-cell" style:parent-style-name="Default">
      <style:table-cell-properties fo:background-color="#e6e6e6"/>
    </style:style>
    <style:style style:name="ce58" style:family="table-cell" style:parent-style-name="Default">
      <style:table-cell-properties fo:background-color="#e6e6e6"/>
      <style:text-properties fo:color="#000000"/>
    </style:style>
    <style:style style:name="ce59" style:family="table-cell" style:parent-style-name="Default">
      <style:table-cell-properties fo:background-color="#000080"/>
    </style:style>
    <style:style style:name="ce60" style:family="table-cell" style:parent-style-name="Default">
      <style:table-cell-properties fo:border-bottom="none" fo:border-left="0.002cm solid #000000" fo:border-right="none" fo:border-top="0.002cm solid #000000"/>
      <style:text-properties style:text-underline-style="solid" style:text-underline-width="auto" style:text-underline-color="font-color"/>
    </style:style>
    <style:style style:name="ce61" style:family="table-cell" style:parent-style-name="Default">
      <style:table-cell-properties fo:border-bottom="none" fo:border-left="0.002cm solid #000000" fo:border-right="none" fo:border-top="none"/>
      <style:text-properties style:text-underline-style="solid" style:text-underline-width="auto" style:text-underline-color="font-color"/>
    </style:style>
    <style:style style:name="ce62" style:family="table-cell" style:parent-style-name="Default">
      <style:table-cell-properties fo:border-bottom="0.002cm solid #000000" fo:border-left="0.002cm solid #000000" fo:border-right="none" fo:border-top="none"/>
      <style:text-properties style:text-underline-style="solid" style:text-underline-width="auto" style:text-underline-color="font-color"/>
    </style:style>
    <style:style style:name="ce63" style:family="table-cell" style:parent-style-name="Default">
      <style:table-cell-properties fo:border-bottom="none" fo:border-left="none" fo:border-right="0.002cm solid #000000" fo:border-top="0.002cm solid #000000"/>
      <style:text-properties style:text-underline-style="solid" style:text-underline-width="auto" style:text-underline-color="font-color"/>
    </style:style>
    <style:style style:name="ce64" style:family="table-cell" style:parent-style-name="Default">
      <style:table-cell-properties fo:border-bottom="none" fo:border-left="none" fo:border-right="0.002cm solid #000000" fo:border-top="none"/>
      <style:text-properties style:text-underline-style="none"/>
    </style:style>
    <style:style style:name="ce65" style:family="table-cell" style:parent-style-name="Default">
      <style:table-cell-properties fo:border-bottom="0.002cm solid #000000" fo:border-left="none" fo:border-right="0.002cm solid #000000" fo:border-top="none"/>
      <style:text-properties style:text-underline-style="none"/>
    </style:style>
    <style:style style:name="ce66" style:family="table-cell" style:parent-style-name="Default">
      <style:table-cell-properties fo:border-bottom="none" fo:background-color="#c0c0c0" fo:border-left="none" fo:border-right="0.002cm solid #000000" fo:border-top="0.002cm solid #000000"/>
    </style:style>
    <style:style style:name="ce67" style:family="table-cell" style:parent-style-name="Default">
      <style:table-cell-properties fo:border-bottom="none" fo:background-color="#c0c0c0" fo:border-left="none" fo:border-right="0.002cm solid #000000" fo:border-top="none"/>
    </style:style>
    <style:style style:name="ce68" style:family="table-cell" style:parent-style-name="Default">
      <style:table-cell-properties fo:border-bottom="none" fo:background-color="#c0c0c0" fo:border-left="none" fo:border-right="0.002cm solid #000000" fo:border-top="none"/>
      <style:text-properties style:text-underline-style="solid" style:text-underline-width="auto" style:text-underline-color="font-color"/>
    </style:style>
    <style:style style:name="ce69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70" style:family="table-cell" style:parent-style-name="Default">
      <style:table-cell-properties fo:border-bottom="0.002cm solid #000000" fo:background-color="#c0c0c0" fo:border-left="none" fo:border-right="0.002cm solid #000000" fo:border-top="none"/>
    </style:style>
    <style:style style:name="ce71" style:family="table-cell" style:parent-style-name="Default">
      <style:text-properties style:text-underline-style="solid" style:text-underline-width="auto" style:text-underline-color="font-color" fo:font-weight="bold"/>
    </style:style>
    <style:style style:name="ce72" style:family="table-cell" style:parent-style-name="Default">
      <style:table-cell-properties fo:background-color="#ffff00"/>
      <style:text-properties style:text-underline-style="solid" style:text-underline-width="auto" style:text-underline-color="font-color" fo:font-weight="bold"/>
    </style:style>
    <style:style style:name="ce73" style:family="table-cell" style:parent-style-name="Default">
      <style:table-cell-properties fo:border-bottom="none" fo:border-left="0.002cm solid #000000" fo:border-right="none" fo:border-top="0.002cm solid #000000"/>
    </style:style>
    <style:style style:name="ce74" style:family="table-cell" style:parent-style-name="Default">
      <style:table-cell-properties fo:border-bottom="none" fo:border-left="0.002cm solid #000000" fo:border-right="none" fo:border-top="none"/>
    </style:style>
    <style:style style:name="ce75" style:family="table-cell" style:parent-style-name="Default">
      <style:table-cell-properties fo:border-bottom="none" fo:background-color="#000080" fo:border-left="0.002cm solid #000000" fo:border-right="none" fo:border-top="none"/>
    </style:style>
    <style:style style:name="ce76" style:family="table-cell" style:parent-style-name="Default">
      <style:table-cell-properties fo:border-bottom="0.002cm solid #000000" fo:background-color="#000080" fo:border-left="0.002cm solid #000000" fo:border-right="none" fo:border-top="none"/>
      <style:text-properties fo:font-weight="bold"/>
    </style:style>
    <style:style style:name="ce77" style:family="table-cell" style:parent-style-name="Default">
      <style:table-cell-properties fo:background-color="#ffff00"/>
    </style:style>
    <style:style style:name="ce78" style:family="table-cell" style:parent-style-name="Default">
      <style:table-cell-properties fo:border-bottom="none" fo:border-left="none" fo:border-right="none" fo:border-top="0.002cm solid #000000"/>
    </style:style>
    <style:style style:name="ce79" style:family="table-cell" style:parent-style-name="Default">
      <style:table-cell-properties fo:border-bottom="0.002cm solid #000000" fo:background-color="#000080" fo:border-left="none" fo:border-right="none" fo:border-top="none"/>
    </style:style>
    <style:style style:name="ce80" style:family="table-cell" style:parent-style-name="Default">
      <style:table-cell-properties fo:background-color="#ff0000"/>
      <style:text-properties fo:font-weight="bold"/>
    </style:style>
    <style:style style:name="ce81" style:family="table-cell" style:parent-style-name="Default">
      <style:table-cell-properties fo:border-bottom="none" fo:border-left="none" fo:border-right="none" fo:border-top="0.002cm solid #000000"/>
      <style:text-properties style:text-underline-style="solid" style:text-underline-width="auto" style:text-underline-color="font-color" fo:font-weight="bold"/>
    </style:style>
    <style:style style:name="ce82" style:family="table-cell" style:parent-style-name="Default">
      <style:table-cell-properties fo:border-bottom="none" fo:border-left="none" fo:border-right="0.002cm solid #000000" fo:border-top="0.002cm solid #000000"/>
    </style:style>
    <style:style style:name="ce83" style:family="table-cell" style:parent-style-name="Default">
      <style:table-cell-properties fo:border-bottom="none" fo:border-left="none" fo:border-right="0.002cm solid #000000" fo:border-top="none"/>
    </style:style>
    <style:style style:name="ce84" style:family="table-cell" style:parent-style-name="Default">
      <style:table-cell-properties fo:border-bottom="none" fo:border-left="none" fo:border-right="0.002cm solid #000000" fo:border-top="none"/>
      <style:text-properties style:text-underline-style="solid" style:text-underline-width="auto" style:text-underline-color="font-color"/>
    </style:style>
    <style:style style:name="ce85" style:family="table-cell" style:parent-style-name="Default">
      <style:table-cell-properties fo:border-bottom="none" fo:background-color="#000080" fo:border-left="none" fo:border-right="0.002cm solid #000000" fo:border-top="none"/>
    </style:style>
    <style:style style:name="ce86" style:family="table-cell" style:parent-style-name="Default">
      <style:table-cell-properties fo:border-bottom="0.002cm solid #000000" fo:background-color="#000080" fo:border-left="none" fo:border-right="0.002cm solid #000000" fo:border-top="none"/>
    </style:style>
    <style:style style:name="ce87" style:family="table-cell" style:parent-style-name="Default" style:data-style-name="N0"/>
    <style:style style:name="ce8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89" style:family="table-cell" style:parent-style-name="Default">
      <style:table-cell-properties fo:border-bottom="0.002cm solid #000000" fo:background-color="#000080" fo:border-left="0.002cm solid #000000" fo:border-right="none" fo:border-top="none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fo:border-bottom="0.002cm solid #000000" fo:border-left="none" fo:border-right="0.002cm solid #000000" fo:border-top="none"/>
    </style:style>
    <style:style style:name="ce9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text-underline-style="solid" style:text-underline-width="auto" style:text-underline-color="font-color" fo:font-weight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95" style:family="table-cell" style:parent-style-name="Default">
      <style:text-properties fo:font-weight="bold"/>
    </style:style>
  </office:automatic-styles>
  <office:body>
    <office:spreadsheet>
      <table:table table:name="Cash Flow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8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>
            <text:p>NO MODIFICAR LO QUE ESTA EN COLOR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2" office:value-type="string">
            <text:p>CASH FLOW</text:p>
          </table:table-cell>
          <table:table-cell table:style-name="Default" table:number-columns-repeated="2"/>
          <table:table-cell table:number-columns-repeated="9"/>
        </table:table-row>
        <table:table-row table:style-name="ro1" table:number-rows-repeated="2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3" office:value-type="string">
            <text:p>AÑO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34" office:value-type="float" office:value="10">
            <text:p>10</text:p>
          </table:table-cell>
        </table:table-row>
        <table:table-row table:style-name="ro1">
          <table:table-cell table:style-name="ce4" office:value-type="string">
            <text:p>Inversion</text:p>
          </table:table-cell>
          <table:table-cell table:formula="oooc:=-[Inversiones.B2]" office:value-type="float" office:value="-36176.59">
            <text:p>-36176,59</text:p>
          </table:table-cell>
          <table:table-cell/>
          <table:table-cell table:style-name="ce18" table:number-columns-repeated="8"/>
          <table:table-cell table:style-name="ce35"/>
        </table:table-row>
        <table:table-row table:style-name="ro1">
          <table:table-cell office:value-type="string">
            <text:p>Ingreso por Ventas Servidores</text:p>
          </table:table-cell>
          <table:table-cell/>
          <table:table-cell table:formula="oooc:=[Ventas.B30]*[Ventas.J2]" office:value-type="float" office:value="41973.75">
            <text:p>41973,75</text:p>
          </table:table-cell>
          <table:table-cell table:style-name="ce18" table:formula="oooc:=[Ventas.B31]*[Ventas.J2]" office:value-type="float" office:value="71662.5">
            <text:p>71662,5</text:p>
          </table:table-cell>
          <table:table-cell table:style-name="ce30" table:formula="oooc:=[Ventas.B32]*[Ventas.J2]" office:value-type="float" office:value="96232.5">
            <text:p>96232,5</text:p>
          </table:table-cell>
          <table:table-cell table:style-name="ce30" table:formula="oooc:=[Ventas.B33]*[Ventas.J2]" office:value-type="float" office:value="110565">
            <text:p>110565</text:p>
          </table:table-cell>
          <table:table-cell table:style-name="ce30" table:formula="oooc:=[Ventas.B34]*[Ventas.J2]" office:value-type="float" office:value="128992.5">
            <text:p>128992,5</text:p>
          </table:table-cell>
          <table:table-cell table:style-name="ce30" table:formula="oooc:=[Ventas.B35]*[Ventas.J2]" office:value-type="float" office:value="151515">
            <text:p>151515</text:p>
          </table:table-cell>
          <table:table-cell table:style-name="ce30" table:formula="oooc:=[Ventas.B36]*[Ventas.J2]" office:value-type="float" office:value="163800">
            <text:p>163800</text:p>
          </table:table-cell>
          <table:table-cell table:style-name="ce30" table:formula="oooc:=[Ventas.B37]*[Ventas.J2]" office:value-type="float" office:value="188370">
            <text:p>188370</text:p>
          </table:table-cell>
          <table:table-cell table:style-name="ce30" table:formula="oooc:=[Ventas.B38]*[Ventas.J2]" office:value-type="float" office:value="188370">
            <text:p>188370</text:p>
          </table:table-cell>
          <table:table-cell table:style-name="ce36" table:formula="oooc:=[Ventas.B39]*[Ventas.J2]" office:value-type="float" office:value="79800">
            <text:p>79800</text:p>
          </table:table-cell>
        </table:table-row>
        <table:table-row table:style-name="ro1">
          <table:table-cell office:value-type="string">
            <text:p>Ingreso por Ventas Terminales</text:p>
          </table:table-cell>
          <table:table-cell/>
          <table:table-cell table:formula="oooc:=[Ventas.C30]*[Ventas.J3]" office:value-type="float" office:value="64759.5">
            <text:p>64759,5</text:p>
          </table:table-cell>
          <table:table-cell table:style-name="ce30" table:formula="oooc:=[Ventas.C31]*[Ventas.J3]" office:value-type="float" office:value="110565">
            <text:p>110565</text:p>
          </table:table-cell>
          <table:table-cell table:style-name="ce30" table:formula="oooc:=[Ventas.C32]*[Ventas.J3]" office:value-type="float" office:value="148473">
            <text:p>148473</text:p>
          </table:table-cell>
          <table:table-cell table:style-name="ce30" table:formula="oooc:=[Ventas.C33]*[Ventas.J3]" office:value-type="float" office:value="170586">
            <text:p>170586</text:p>
          </table:table-cell>
          <table:table-cell table:style-name="ce30" table:formula="oooc:=[Ventas.C34]*[Ventas.J3]" office:value-type="float" office:value="199017">
            <text:p>199017</text:p>
          </table:table-cell>
          <table:table-cell table:style-name="ce30" table:formula="oooc:=[Ventas.C35]*[Ventas.J3]" office:value-type="float" office:value="233766">
            <text:p>233766</text:p>
          </table:table-cell>
          <table:table-cell table:style-name="ce30" table:formula="oooc:=[Ventas.C36]*[Ventas.J3]" office:value-type="float" office:value="252720">
            <text:p>252720</text:p>
          </table:table-cell>
          <table:table-cell table:style-name="ce30" table:formula="oooc:=[Ventas.C37]*[Ventas.J3]" office:value-type="float" office:value="290628">
            <text:p>290628</text:p>
          </table:table-cell>
          <table:table-cell table:style-name="ce30" table:formula="oooc:=[Ventas.C38]*[Ventas.J3]" office:value-type="float" office:value="290628">
            <text:p>290628</text:p>
          </table:table-cell>
          <table:table-cell table:style-name="ce36" table:formula="oooc:=[Ventas.C39]*[Ventas.J3]" office:value-type="float" office:value="133920">
            <text:p>133920</text:p>
          </table:table-cell>
        </table:table-row>
        <table:table-row table:style-name="ro1">
          <table:table-cell office:value-type="string">
            <text:p>Ingreso por Servicio Terminales</text:p>
          </table:table-cell>
          <table:table-cell/>
          <table:table-cell table:formula="oooc:=[Ventas.G30]*[Ventas.J4]" office:value-type="float" office:value="1080">
            <text:p>1080</text:p>
          </table:table-cell>
          <table:table-cell table:style-name="ce30" table:formula="oooc:=[Ventas.G31]*[Ventas.J4]" office:value-type="float" office:value="2928">
            <text:p>2928</text:p>
          </table:table-cell>
          <table:table-cell table:style-name="ce30" table:formula="oooc:=[Ventas.G32]*[Ventas.J4]" office:value-type="float" office:value="5400">
            <text:p>5400</text:p>
          </table:table-cell>
          <table:table-cell table:style-name="ce30" table:formula="oooc:=[Ventas.G33]*[Ventas.J4]" office:value-type="float" office:value="8244">
            <text:p>8244</text:p>
          </table:table-cell>
          <table:table-cell table:style-name="ce30" table:formula="oooc:=[Ventas.G34]*[Ventas.J4]" office:value-type="float" office:value="11562">
            <text:p>11562</text:p>
          </table:table-cell>
          <table:table-cell table:style-name="ce30" table:formula="oooc:=[Ventas.G35]*[Ventas.J4]" office:value-type="float" office:value="15456">
            <text:p>15456</text:p>
          </table:table-cell>
          <table:table-cell table:style-name="ce30" table:formula="oooc:=[Ventas.G36]*[Ventas.J4]" office:value-type="float" office:value="19668">
            <text:p>19668</text:p>
          </table:table-cell>
          <table:table-cell table:style-name="ce30" table:formula="oooc:=[Ventas.G37]*[Ventas.J4]" office:value-type="float" office:value="24510">
            <text:p>24510</text:p>
          </table:table-cell>
          <table:table-cell table:style-name="ce30" table:formula="oooc:=[Ventas.G38]*[Ventas.J4]" office:value-type="float" office:value="29358">
            <text:p>29358</text:p>
          </table:table-cell>
          <table:table-cell table:style-name="ce36" table:formula="oooc:=[Ventas.G39]*[Ventas.J4]" office:value-type="float" office:value="31590">
            <text:p>31590</text:p>
          </table:table-cell>
        </table:table-row>
        <table:table-row table:style-name="ro1">
          <table:table-cell office:value-type="string">
            <text:p>Ingreso por Servicio Servidores</text:p>
          </table:table-cell>
          <table:table-cell/>
          <table:table-cell table:formula="oooc:=[Ventas.F30]*[Ventas.J4]" office:value-type="float" office:value="1440">
            <text:p>1440</text:p>
          </table:table-cell>
          <table:table-cell table:style-name="ce30" table:formula="oooc:=[Ventas.F31]*[Ventas.J4]" office:value-type="float" office:value="3960">
            <text:p>3960</text:p>
          </table:table-cell>
          <table:table-cell table:style-name="ce30" table:formula="oooc:=[Ventas.F32]*[Ventas.J4]" office:value-type="float" office:value="7272">
            <text:p>7272</text:p>
          </table:table-cell>
          <table:table-cell table:style-name="ce30" table:formula="oooc:=[Ventas.F33]*[Ventas.J4]" office:value-type="float" office:value="11088">
            <text:p>11088</text:p>
          </table:table-cell>
          <table:table-cell table:style-name="ce30" table:formula="oooc:=[Ventas.F34]*[Ventas.J4]" office:value-type="float" office:value="15552">
            <text:p>15552</text:p>
          </table:table-cell>
          <table:table-cell table:style-name="ce30" table:formula="oooc:=[Ventas.F35]*[Ventas.J4]" office:value-type="float" office:value="20808">
            <text:p>20808</text:p>
          </table:table-cell>
          <table:table-cell table:style-name="ce30" table:formula="oooc:=[Ventas.F36]*[Ventas.J4]" office:value-type="float" office:value="26424">
            <text:p>26424</text:p>
          </table:table-cell>
          <table:table-cell table:style-name="ce30" table:formula="oooc:=[Ventas.F37]*[Ventas.J4]" office:value-type="float" office:value="32904">
            <text:p>32904</text:p>
          </table:table-cell>
          <table:table-cell table:style-name="ce30" table:formula="oooc:=[Ventas.F38]*[Ventas.J4]" office:value-type="float" office:value="39384">
            <text:p>39384</text:p>
          </table:table-cell>
          <table:table-cell table:style-name="ce36" table:formula="oooc:=[Ventas.F39]*[Ventas.J4]" office:value-type="float" office:value="42120">
            <text:p>42120</text:p>
          </table:table-cell>
        </table:table-row>
        <table:table-row table:style-name="ro1">
          <table:table-cell office:value-type="string">
            <text:p>Ingreso por IVA</text:p>
          </table:table-cell>
          <table:table-cell/>
          <table:table-cell table:formula="oooc:=0.21*SUM([.C7:.C10])" office:value-type="float" office:value="22943.1825">
            <text:p>22943,18</text:p>
          </table:table-cell>
          <table:table-cell table:style-name="ce18" table:formula="oooc:=0.21*SUM([.D7:.D10])" office:value-type="float" office:value="39714.255">
            <text:p>39714,26</text:p>
          </table:table-cell>
          <table:table-cell table:style-name="ce18" table:formula="oooc:=0.21*SUM([.E7:.E10])" office:value-type="float" office:value="54049.275">
            <text:p>54049,28</text:p>
          </table:table-cell>
          <table:table-cell table:style-name="ce18" table:formula="oooc:=0.21*SUM([.F7:.F10])" office:value-type="float" office:value="63101.43">
            <text:p>63101,43</text:p>
          </table:table-cell>
          <table:table-cell table:style-name="ce18" table:formula="oooc:=0.21*SUM([.G7:.G10])" office:value-type="float" office:value="74575.935">
            <text:p>74575,94</text:p>
          </table:table-cell>
          <table:table-cell table:style-name="ce18" table:formula="oooc:=0.21*SUM([.H7:.H10])" office:value-type="float" office:value="88524.45">
            <text:p>88524,45</text:p>
          </table:table-cell>
          <table:table-cell table:style-name="ce18" table:formula="oooc:=0.21*SUM([.I7:.I10])" office:value-type="float" office:value="97148.52">
            <text:p>97148,52</text:p>
          </table:table-cell>
          <table:table-cell table:style-name="ce18" table:formula="oooc:=0.21*SUM([.J7:.J10])" office:value-type="float" office:value="112646.52">
            <text:p>112646,52</text:p>
          </table:table-cell>
          <table:table-cell table:style-name="ce18" table:formula="oooc:=0.21*SUM([.K7:.K10])" office:value-type="float" office:value="115025.4">
            <text:p>115025,4</text:p>
          </table:table-cell>
          <table:table-cell table:style-name="ce18" table:formula="oooc:=0.21*SUM([.L7:.L10])" office:value-type="float" office:value="60360.3">
            <text:p>60360,3</text:p>
          </table:table-cell>
        </table:table-row>
        <table:table-row table:style-name="ro1">
          <table:table-cell office:value-type="string">
            <text:p>Gastos</text:p>
          </table:table-cell>
          <table:table-cell/>
          <table:table-cell table:formula="oooc:=-[Gastos.C23]" office:value-type="float" office:value="-38306.25">
            <text:p>-38306,25</text:p>
          </table:table-cell>
          <table:table-cell table:style-name="ce18" table:formula="oooc:=-[Gastos.C23]" office:value-type="float" office:value="-38306.25">
            <text:p>-38306,25</text:p>
          </table:table-cell>
          <table:table-cell table:style-name="ce18" table:formula="oooc:=-[Gastos.C23]" office:value-type="float" office:value="-38306.25">
            <text:p>-38306,25</text:p>
          </table:table-cell>
          <table:table-cell table:style-name="ce18" table:formula="oooc:=-[Gastos.C23]" office:value-type="float" office:value="-38306.25">
            <text:p>-38306,25</text:p>
          </table:table-cell>
          <table:table-cell table:style-name="ce18" table:formula="oooc:=-[Gastos.C23]" office:value-type="float" office:value="-38306.25">
            <text:p>-38306,25</text:p>
          </table:table-cell>
          <table:table-cell table:style-name="ce18" table:formula="oooc:=-[Gastos.C23]" office:value-type="float" office:value="-38306.25">
            <text:p>-38306,25</text:p>
          </table:table-cell>
          <table:table-cell table:style-name="ce18" table:formula="oooc:=-[Gastos.C23]" office:value-type="float" office:value="-38306.25">
            <text:p>-38306,25</text:p>
          </table:table-cell>
          <table:table-cell table:style-name="ce18" table:formula="oooc:=-[Gastos.C23]" office:value-type="float" office:value="-38306.25">
            <text:p>-38306,25</text:p>
          </table:table-cell>
          <table:table-cell table:style-name="ce18" table:formula="oooc:=-[Gastos.C23]" office:value-type="float" office:value="-38306.25">
            <text:p>-38306,25</text:p>
          </table:table-cell>
          <table:table-cell table:style-name="ce35" table:formula="oooc:=-[Gastos.C23]" office:value-type="float" office:value="-38306.25">
            <text:p>-38306,25</text:p>
          </table:table-cell>
        </table:table-row>
        <table:table-row table:style-name="ro1">
          <table:table-cell office:value-type="string">
            <text:p>Egreso IVA de GASTOS</text:p>
          </table:table-cell>
          <table:table-cell/>
          <table:table-cell table:formula="oooc:=0.21*[.C12]" office:value-type="float" office:value="-8044.3125">
            <text:p>-8044,31</text:p>
          </table:table-cell>
          <table:table-cell table:style-name="ce18" table:formula="oooc:=0.21*[.D12]" office:value-type="float" office:value="-8044.3125">
            <text:p>-8044,31</text:p>
          </table:table-cell>
          <table:table-cell table:style-name="ce18" table:formula="oooc:=0.21*[.E12]" office:value-type="float" office:value="-8044.3125">
            <text:p>-8044,31</text:p>
          </table:table-cell>
          <table:table-cell table:style-name="ce18" table:formula="oooc:=0.21*[.F12]" office:value-type="float" office:value="-8044.3125">
            <text:p>-8044,31</text:p>
          </table:table-cell>
          <table:table-cell table:style-name="ce18" table:formula="oooc:=0.21*[.G12]" office:value-type="float" office:value="-8044.3125">
            <text:p>-8044,31</text:p>
          </table:table-cell>
          <table:table-cell table:style-name="ce18" table:formula="oooc:=0.21*[.H12]" office:value-type="float" office:value="-8044.3125">
            <text:p>-8044,31</text:p>
          </table:table-cell>
          <table:table-cell table:style-name="ce18" table:formula="oooc:=0.21*[.I12]" office:value-type="float" office:value="-8044.3125">
            <text:p>-8044,31</text:p>
          </table:table-cell>
          <table:table-cell table:style-name="ce18" table:formula="oooc:=0.21*[.J12]" office:value-type="float" office:value="-8044.3125">
            <text:p>-8044,31</text:p>
          </table:table-cell>
          <table:table-cell table:style-name="ce18" table:formula="oooc:=0.21*[.K12]" office:value-type="float" office:value="-8044.3125">
            <text:p>-8044,31</text:p>
          </table:table-cell>
          <table:table-cell table:style-name="ce18" table:formula="oooc:=0.21*[.L12]" office:value-type="float" office:value="-8044.3125">
            <text:p>-8044,31</text:p>
          </table:table-cell>
        </table:table-row>
        <table:table-row table:style-name="ro1">
          <table:table-cell office:value-type="string">
            <text:p>Recursos Humanos (Costos Operativos)</text:p>
          </table:table-cell>
          <table:table-cell/>
          <table:table-cell table:formula="oooc:=-[Sueldos.B2]" office:value-type="float" office:value="-152280">
            <text:p>-152280</text:p>
          </table:table-cell>
          <table:table-cell table:style-name="ce18" table:formula="oooc:=-[Sueldos.B2]" office:value-type="float" office:value="-152280">
            <text:p>-152280</text:p>
          </table:table-cell>
          <table:table-cell table:style-name="ce18" table:formula="oooc:=-[Sueldos.B2]" office:value-type="float" office:value="-152280">
            <text:p>-152280</text:p>
          </table:table-cell>
          <table:table-cell table:style-name="ce18" table:formula="oooc:=-[Sueldos.B2]" office:value-type="float" office:value="-152280">
            <text:p>-152280</text:p>
          </table:table-cell>
          <table:table-cell table:style-name="ce18" table:formula="oooc:=-[Sueldos.B2]" office:value-type="float" office:value="-152280">
            <text:p>-152280</text:p>
          </table:table-cell>
          <table:table-cell table:style-name="ce18" table:formula="oooc:=-[Sueldos.B2]" office:value-type="float" office:value="-152280">
            <text:p>-152280</text:p>
          </table:table-cell>
          <table:table-cell table:style-name="ce18" table:formula="oooc:=-[Sueldos.B2]" office:value-type="float" office:value="-152280">
            <text:p>-152280</text:p>
          </table:table-cell>
          <table:table-cell table:style-name="ce18" table:formula="oooc:=-[Sueldos.B2]" office:value-type="float" office:value="-152280">
            <text:p>-152280</text:p>
          </table:table-cell>
          <table:table-cell table:style-name="ce18" table:formula="oooc:=-[Sueldos.B2]" office:value-type="float" office:value="-152280">
            <text:p>-152280</text:p>
          </table:table-cell>
          <table:table-cell table:style-name="ce35" table:formula="oooc:=-[Sueldos.B2]" office:value-type="float" office:value="-152280">
            <text:p>-152280</text:p>
          </table:table-cell>
        </table:table-row>
        <table:table-row table:style-name="ro1">
          <table:table-cell table:style-name="ce6" office:value-type="string">
            <text:p>IVA CREDITO</text:p>
          </table:table-cell>
          <table:table-cell table:style-name="ce19"/>
          <table:table-cell table:style-name="ce19" table:formula="oooc:=-0.21*[.C12]" office:value-type="float" office:value="8044.3125">
            <text:p>8044,31</text:p>
          </table:table-cell>
          <table:table-cell table:style-name="ce19" table:formula="oooc:=-0.21*[.D12]" office:value-type="float" office:value="8044.3125">
            <text:p>8044,31</text:p>
          </table:table-cell>
          <table:table-cell table:style-name="ce19" table:formula="oooc:=-0.21*[.E12]" office:value-type="float" office:value="8044.3125">
            <text:p>8044,31</text:p>
          </table:table-cell>
          <table:table-cell table:style-name="ce19" table:formula="oooc:=-0.21*[.F12]" office:value-type="float" office:value="8044.3125">
            <text:p>8044,31</text:p>
          </table:table-cell>
          <table:table-cell table:style-name="ce19" table:formula="oooc:=-0.21*[.G12]" office:value-type="float" office:value="8044.3125">
            <text:p>8044,31</text:p>
          </table:table-cell>
          <table:table-cell table:style-name="ce19" table:formula="oooc:=-0.21*[.H12]" office:value-type="float" office:value="8044.3125">
            <text:p>8044,31</text:p>
          </table:table-cell>
          <table:table-cell table:style-name="ce19" table:formula="oooc:=-0.21*[.I12]" office:value-type="float" office:value="8044.3125">
            <text:p>8044,31</text:p>
          </table:table-cell>
          <table:table-cell table:style-name="ce19" table:formula="oooc:=-0.21*[.J12]" office:value-type="float" office:value="8044.3125">
            <text:p>8044,31</text:p>
          </table:table-cell>
          <table:table-cell table:style-name="ce19" table:formula="oooc:=-0.21*[.K12]" office:value-type="float" office:value="8044.3125">
            <text:p>8044,31</text:p>
          </table:table-cell>
          <table:table-cell table:style-name="ce19" table:formula="oooc:=-0.21*[.L12]" office:value-type="float" office:value="8044.3125">
            <text:p>8044,31</text:p>
          </table:table-cell>
        </table:table-row>
        <table:table-row table:style-name="ro1">
          <table:table-cell table:style-name="ce7" office:value-type="string">
            <text:p>IVA DEBITO</text:p>
          </table:table-cell>
          <table:table-cell table:style-name="ce20"/>
          <table:table-cell table:style-name="ce20" table:formula="oooc:=-0.21*SUM([.C7:.C10])" office:value-type="float" office:value="-22943.1825">
            <text:p>-22943,18</text:p>
          </table:table-cell>
          <table:table-cell table:style-name="ce20" table:formula="oooc:=-0.21*SUM([.D7:.D10])" office:value-type="float" office:value="-39714.255">
            <text:p>-39714,26</text:p>
          </table:table-cell>
          <table:table-cell table:style-name="ce20" table:formula="oooc:=-0.21*SUM([.E7:.E10])" office:value-type="float" office:value="-54049.275">
            <text:p>-54049,28</text:p>
          </table:table-cell>
          <table:table-cell table:style-name="ce20" table:formula="oooc:=-0.21*SUM([.F7:.F10])" office:value-type="float" office:value="-63101.43">
            <text:p>-63101,43</text:p>
          </table:table-cell>
          <table:table-cell table:style-name="ce20" table:formula="oooc:=-0.21*SUM([.G7:.G10])" office:value-type="float" office:value="-74575.935">
            <text:p>-74575,94</text:p>
          </table:table-cell>
          <table:table-cell table:style-name="ce20" table:formula="oooc:=-0.21*SUM([.H7:.H10])" office:value-type="float" office:value="-88524.45">
            <text:p>-88524,45</text:p>
          </table:table-cell>
          <table:table-cell table:style-name="ce20" table:formula="oooc:=-0.21*SUM([.I7:.I10])" office:value-type="float" office:value="-97148.52">
            <text:p>-97148,52</text:p>
          </table:table-cell>
          <table:table-cell table:style-name="ce20" table:formula="oooc:=-0.21*SUM([.J7:.J10])" office:value-type="float" office:value="-112646.52">
            <text:p>-112646,52</text:p>
          </table:table-cell>
          <table:table-cell table:style-name="ce20" table:formula="oooc:=-0.21*SUM([.K7:.K10])" office:value-type="float" office:value="-115025.4">
            <text:p>-115025,4</text:p>
          </table:table-cell>
          <table:table-cell table:style-name="ce20" table:formula="oooc:=-0.21*SUM([.L7:.L10])" office:value-type="float" office:value="-60360.3">
            <text:p>-60360,3</text:p>
          </table:table-cell>
        </table:table-row>
        <table:table-row table:style-name="ro1">
          <table:table-cell table:style-name="ce7" office:value-type="string">
            <text:p>Costo Financiero</text:p>
          </table:table-cell>
          <table:table-cell table:style-name="ce20" table:number-columns-repeated="10"/>
          <table:table-cell table:style-name="ce37"/>
        </table:table-row>
        <table:table-row table:style-name="ro1">
          <table:table-cell table:style-name="ce7" office:value-type="string">
            <text:p>Ingresos Brutos</text:p>
          </table:table-cell>
          <table:table-cell table:style-name="ce20"/>
          <table:table-cell table:style-name="ce20" table:formula="oooc:=IF(SUM([.C6:.C17])&lt;0;0;-([Impuestos.B6]/100)*SUM([.C6:.C17]))" office:value-type="float" office:value="0">
            <text:p>0</text:p>
          </table:table-cell>
          <table:table-cell table:style-name="ce20" table:formula="oooc:=IF(SUM([.D6:.D17])&lt;0;0;-([Impuestos.B6]/100)*SUM([.D6:.D17]))" office:value-type="float" office:value="0">
            <text:p>0</text:p>
          </table:table-cell>
          <table:table-cell table:style-name="ce20" table:formula="oooc:=IF(SUM([.E6:.E17])&lt;0;0;-([Impuestos.B6]/100)*SUM([.E6:.E17]))" office:value-type="float" office:value="-2337.69375">
            <text:p>-2337,69</text:p>
          </table:table-cell>
          <table:table-cell table:style-name="ce20" table:formula="oooc:=IF(SUM([.F6:.F17])&lt;0;0;-([Impuestos.B6]/100)*SUM([.F6:.F17]))" office:value-type="float" office:value="-3846.38625">
            <text:p>-3846,39</text:p>
          </table:table-cell>
          <table:table-cell table:style-name="ce20" table:formula="oooc:=IF(SUM([.G6:.G17])&lt;0;0;-([Impuestos.B6]/100)*SUM([.G6:.G17]))" office:value-type="float" office:value="-5758.80375">
            <text:p>-5758,8</text:p>
          </table:table-cell>
          <table:table-cell table:style-name="ce20" table:formula="oooc:=IF(SUM([.H6:.H17])&lt;0;0;-([Impuestos.B6]/100)*SUM([.H6:.H17]))" office:value-type="float" office:value="-8083.55625">
            <text:p>-8083,56</text:p>
          </table:table-cell>
          <table:table-cell table:style-name="ce20" table:formula="oooc:=IF(SUM([.I6:.I17])&lt;0;0;-([Impuestos.B6]/100)*SUM([.I6:.I17]))" office:value-type="float" office:value="-9520.90125">
            <text:p>-9520,9</text:p>
          </table:table-cell>
          <table:table-cell table:style-name="ce20" table:formula="oooc:=IF(SUM([.J6:.J17])&lt;0;0;-([Impuestos.B6]/100)*SUM([.J6:.J17]))" office:value-type="float" office:value="-12103.90125">
            <text:p>-12103,9</text:p>
          </table:table-cell>
          <table:table-cell table:style-name="ce20" table:formula="oooc:=IF(SUM([.K6:.K17])&lt;0;0;-([Impuestos.B6]/100)*SUM([.K6:.K17]))" office:value-type="float" office:value="-12500.38125">
            <text:p>-12500,38</text:p>
          </table:table-cell>
          <table:table-cell table:style-name="ce37" table:formula="oooc:=IF(SUM([.L6:.L17])&lt;0;0;-([Impuestos.B6]/100)*SUM([.L6:.L17]))" office:value-type="float" office:value="-3389.53125">
            <text:p>-3389,53</text:p>
          </table:table-cell>
        </table:table-row>
        <table:table-row table:style-name="ro1">
          <table:table-cell table:style-name="ce7" office:value-type="string">
            <text:p>Tasas Municipales</text:p>
          </table:table-cell>
          <table:table-cell table:style-name="ce20"/>
          <table:table-cell table:style-name="ce20" table:formula="oooc:=-12*[Impuestos.B4]" office:value-type="float" office:value="-360">
            <text:p>-360</text:p>
          </table:table-cell>
          <table:table-cell table:style-name="ce20" table:formula="oooc:=-12*[Impuestos.B4]" office:value-type="float" office:value="-360">
            <text:p>-360</text:p>
          </table:table-cell>
          <table:table-cell table:style-name="ce20" table:formula="oooc:=-12*[Impuestos.B4]" office:value-type="float" office:value="-360">
            <text:p>-360</text:p>
          </table:table-cell>
          <table:table-cell table:style-name="ce20" table:formula="oooc:=-12*[Impuestos.B4]" office:value-type="float" office:value="-360">
            <text:p>-360</text:p>
          </table:table-cell>
          <table:table-cell table:style-name="ce20" table:formula="oooc:=-12*[Impuestos.B4]" office:value-type="float" office:value="-360">
            <text:p>-360</text:p>
          </table:table-cell>
          <table:table-cell table:style-name="ce20" table:formula="oooc:=-12*[Impuestos.B4]" office:value-type="float" office:value="-360">
            <text:p>-360</text:p>
          </table:table-cell>
          <table:table-cell table:style-name="ce20" table:formula="oooc:=-12*[Impuestos.B4]" office:value-type="float" office:value="-360">
            <text:p>-360</text:p>
          </table:table-cell>
          <table:table-cell table:style-name="ce20" table:formula="oooc:=-12*[Impuestos.B4]" office:value-type="float" office:value="-360">
            <text:p>-360</text:p>
          </table:table-cell>
          <table:table-cell table:style-name="ce20" table:formula="oooc:=-12*[Impuestos.B4]" office:value-type="float" office:value="-360">
            <text:p>-360</text:p>
          </table:table-cell>
          <table:table-cell table:style-name="ce37" table:formula="oooc:=-12*[Impuestos.B4]" office:value-type="float" office:value="-360">
            <text:p>-360</text:p>
          </table:table-cell>
        </table:table-row>
        <table:table-row table:style-name="ro1">
          <table:table-cell table:style-name="ce8" office:value-type="string">
            <text:p>Tasas Comerciales</text:p>
          </table:table-cell>
          <table:table-cell table:style-name="ce21"/>
          <table:table-cell table:style-name="ce21" table:formula="oooc:=-12*[Impuestos.B5]" office:value-type="float" office:value="-1800">
            <text:p>-1800</text:p>
          </table:table-cell>
          <table:table-cell table:style-name="ce21" table:formula="oooc:=-12*[Impuestos.B5]" office:value-type="float" office:value="-1800">
            <text:p>-1800</text:p>
          </table:table-cell>
          <table:table-cell table:style-name="ce21" table:formula="oooc:=-12*[Impuestos.B5]" office:value-type="float" office:value="-1800">
            <text:p>-1800</text:p>
          </table:table-cell>
          <table:table-cell table:style-name="ce21" table:formula="oooc:=-12*[Impuestos.B5]" office:value-type="float" office:value="-1800">
            <text:p>-1800</text:p>
          </table:table-cell>
          <table:table-cell table:style-name="ce21" table:formula="oooc:=-12*[Impuestos.B5]" office:value-type="float" office:value="-1800">
            <text:p>-1800</text:p>
          </table:table-cell>
          <table:table-cell table:style-name="ce21" table:formula="oooc:=-12*[Impuestos.B5]" office:value-type="float" office:value="-1800">
            <text:p>-1800</text:p>
          </table:table-cell>
          <table:table-cell table:style-name="ce21" table:formula="oooc:=-12*[Impuestos.B5]" office:value-type="float" office:value="-1800">
            <text:p>-1800</text:p>
          </table:table-cell>
          <table:table-cell table:style-name="ce21" table:formula="oooc:=-12*[Impuestos.B5]" office:value-type="float" office:value="-1800">
            <text:p>-1800</text:p>
          </table:table-cell>
          <table:table-cell table:style-name="ce21" table:formula="oooc:=-12*[Impuestos.B5]" office:value-type="float" office:value="-1800">
            <text:p>-1800</text:p>
          </table:table-cell>
          <table:table-cell table:style-name="ce38" table:formula="oooc:=-12*[Impuestos.B5]" office:value-type="float" office:value="-1800">
            <text:p>-1800</text:p>
          </table:table-cell>
        </table:table-row>
        <table:table-row table:style-name="ro1">
          <table:table-cell table:style-name="ce9" office:value-type="string">
            <text:p>Costo Financiero</text:p>
          </table:table-cell>
          <table:table-cell table:style-name="ce22"/>
          <table:table-cell table:style-name="ce22" table:formula="oooc:=IF([.C5]&gt;[.B34];0;PMT([.B33];[.B34];[.B32]))" office:value-type="currency" office:currency="ARS" office:value="-46813.1584605461">
            <text:p>($46.813,16)</text:p>
          </table:table-cell>
          <table:table-cell table:style-name="ce22" table:formula="oooc:=IF([.D5]&gt;[.B34];0;PMT([.B33];[.B34];[.B32]))" office:value-type="currency" office:currency="ARS" office:value="-46813.1584605461">
            <text:p>($46.813,16)</text:p>
          </table:table-cell>
          <table:table-cell table:style-name="ce22" table:formula="oooc:=IF([.E5]&gt;[.B34];0;PMT([.B33];[.B34];[.B32]))" office:value-type="currency" office:currency="ARS" office:value="-46813.1584605461">
            <text:p>($46.813,16)</text:p>
          </table:table-cell>
          <table:table-cell table:style-name="ce22" table:formula="oooc:=IF([.F5]&gt;[.B34];0;PMT([.B33];[.B34];[.B32]))" office:value-type="currency" office:currency="ARS" office:value="-46813.1584605461">
            <text:p>($46.813,16)</text:p>
          </table:table-cell>
          <table:table-cell table:style-name="ce22" table:formula="oooc:=IF([.G5]&gt;[.B34];0;PMT([.B33];[.B34];[.B32]))" office:value-type="currency" office:currency="ARS" office:value="-46813.1584605461">
            <text:p>($46.813,16)</text:p>
          </table:table-cell>
          <table:table-cell table:style-name="ce22" table:formula="oooc:=IF([.H5]&gt;[.B34];0;PMT([.B33];[.B34];[.B32]))" office:value-type="float" office:value="0">
            <text:p>0</text:p>
          </table:table-cell>
          <table:table-cell table:style-name="ce22" table:formula="oooc:=IF([.I5]&gt;[.B34];0;PMT([.B33];[.B34];[.B32]))" office:value-type="float" office:value="0">
            <text:p>0</text:p>
          </table:table-cell>
          <table:table-cell table:style-name="ce22" table:formula="oooc:=IF([.J5]&gt;[.B34];0;PMT([.B33];[.B34];[.B32]))" office:value-type="float" office:value="0">
            <text:p>0</text:p>
          </table:table-cell>
          <table:table-cell table:style-name="ce22" table:formula="oooc:=IF([.K5]&gt;[.B34];0;PMT([.B33];[.B34];[.B32]))" office:value-type="float" office:value="0">
            <text:p>0</text:p>
          </table:table-cell>
          <table:table-cell table:style-name="ce22" table:formula="oooc:=IF([.L5]&gt;[.B34];0;PMT([.B33];[.B34];[.B32]))" office:value-type="float" office:value="0">
            <text:p>0</text:p>
          </table:table-cell>
        </table:table-row>
        <table:table-row table:style-name="ro1">
          <table:table-cell table:style-name="ce10" office:value-type="string">
            <text:p>Utilidad Bruta</text:p>
          </table:table-cell>
          <table:table-cell table:formula="oooc:=SUM([.B6:.B21])" office:value-type="float" office:value="-36176.59">
            <text:p>-36176,59</text:p>
          </table:table-cell>
          <table:table-cell table:formula="oooc:=SUM([.C6:.C21])" office:value-type="float" office:value="-130306.158460546">
            <text:p>-130306,16</text:p>
          </table:table-cell>
          <table:table-cell table:style-name="ce18" table:formula="oooc:=SUM([.D6:.D21])" office:value-type="float" office:value="-50443.9084605461">
            <text:p>-50443,91</text:p>
          </table:table-cell>
          <table:table-cell table:style-name="ce18" table:formula="oooc:=SUM([.E6:.E21])" office:value-type="float" office:value="15480.3977894539">
            <text:p>15480,4</text:p>
          </table:table-cell>
          <table:table-cell table:style-name="ce18" table:formula="oooc:=SUM([.F6:.F21])" office:value-type="float" office:value="57077.2052894539">
            <text:p>57077,21</text:p>
          </table:table-cell>
          <table:table-cell table:style-name="ce18" table:formula="oooc:=SUM([.G6:.G21])" office:value-type="float" office:value="109805.287789454">
            <text:p>109805,29</text:p>
          </table:table-cell>
          <table:table-cell table:style-name="ce18" table:formula="oooc:=SUM([.H6:.H21])" office:value-type="float" office:value="220715.19375">
            <text:p>220715,19</text:p>
          </table:table-cell>
          <table:table-cell table:style-name="ce18" table:formula="oooc:=SUM([.I6:.I21])" office:value-type="float" office:value="260344.84875">
            <text:p>260344,85</text:p>
          </table:table-cell>
          <table:table-cell table:style-name="ce18" table:formula="oooc:=SUM([.J6:.J21])" office:value-type="float" office:value="331561.84875">
            <text:p>331561,85</text:p>
          </table:table-cell>
          <table:table-cell table:style-name="ce18" table:formula="oooc:=SUM([.K6:.K21])" office:value-type="float" office:value="342493.36875">
            <text:p>342493,37</text:p>
          </table:table-cell>
          <table:table-cell table:style-name="ce18" table:formula="oooc:=SUM([.L6:.L21])" office:value-type="float" office:value="91294.21875">
            <text:p>91294,22</text:p>
          </table:table-cell>
        </table:table-row>
        <table:table-row table:style-name="ro1">
          <table:table-cell office:value-type="string">
            <text:p>Impuesto a las Ganancias</text:p>
          </table:table-cell>
          <table:table-cell/>
          <table:table-cell table:formula="oooc:=IF([.C22]&gt;0;-0.35*[.C22];0)" office:value-type="float" office:value="0">
            <text:p>0</text:p>
          </table:table-cell>
          <table:table-cell table:style-name="ce18" table:formula="oooc:=IF([.D22]&gt;0;-0.35*[.D22];0)" office:value-type="float" office:value="0">
            <text:p>0</text:p>
          </table:table-cell>
          <table:table-cell table:style-name="ce18" table:formula="oooc:=IF([.E22]&gt;0;-0.35*[.E22];0)" office:value-type="float" office:value="-5418.13922630885">
            <text:p>-5418,14</text:p>
          </table:table-cell>
          <table:table-cell table:style-name="ce18" table:formula="oooc:=IF([.F22]&gt;0;-0.35*[.F22];0)" office:value-type="float" office:value="-19977.0218513089">
            <text:p>-19977,02</text:p>
          </table:table-cell>
          <table:table-cell table:style-name="ce18" table:formula="oooc:=IF([.G22]&gt;0;-0.35*[.G22];0)" office:value-type="float" office:value="-38431.8507263089">
            <text:p>-38431,85</text:p>
          </table:table-cell>
          <table:table-cell table:style-name="ce18" table:formula="oooc:=IF([.H22]&gt;0;-0.35*[.H22];0)" office:value-type="float" office:value="-77250.3178125">
            <text:p>-77250,32</text:p>
          </table:table-cell>
          <table:table-cell table:style-name="ce18" table:formula="oooc:=IF([.I22]&gt;0;-0.35*[.I22];0)" office:value-type="float" office:value="-91120.6970625">
            <text:p>-91120,7</text:p>
          </table:table-cell>
          <table:table-cell table:style-name="ce18" table:formula="oooc:=IF([.J22]&gt;0;-0.35*[.J22];0)" office:value-type="float" office:value="-116046.6470625">
            <text:p>-116046,65</text:p>
          </table:table-cell>
          <table:table-cell table:style-name="ce18" table:formula="oooc:=IF([.K22]&gt;0;-0.35*[.K22];0)" office:value-type="float" office:value="-119872.6790625">
            <text:p>-119872,68</text:p>
          </table:table-cell>
          <table:table-cell table:style-name="ce18" table:formula="oooc:=IF([.L22]&gt;0;-0.35*[.L22];0)" office:value-type="float" office:value="-31952.9765625">
            <text:p>-31952,98</text:p>
          </table:table-cell>
        </table:table-row>
        <table:table-row table:style-name="ro1">
          <table:table-cell table:style-name="ce10" office:value-type="string">
            <text:p>Utilidad Neta</text:p>
          </table:table-cell>
          <table:table-cell table:formula="oooc:=[.B22]+[.B23]" office:value-type="float" office:value="-36176.59">
            <text:p>-36176,59</text:p>
          </table:table-cell>
          <table:table-cell table:formula="oooc:=SUM([.C22:.C23])" office:value-type="float" office:value="-130306.158460546">
            <text:p>-130306,16</text:p>
          </table:table-cell>
          <table:table-cell table:style-name="ce18" table:formula="oooc:=SUM([.D22:.D23])" office:value-type="float" office:value="-50443.9084605461">
            <text:p>-50443,91</text:p>
          </table:table-cell>
          <table:table-cell table:style-name="ce18" table:formula="oooc:=SUM([.E22:.E23])" office:value-type="float" office:value="10062.258563145">
            <text:p>10062,26</text:p>
          </table:table-cell>
          <table:table-cell table:style-name="ce18" table:formula="oooc:=SUM([.F22:.F23])" office:value-type="float" office:value="37100.183438145">
            <text:p>37100,18</text:p>
          </table:table-cell>
          <table:table-cell table:style-name="ce18" table:formula="oooc:=SUM([.G22:.G23])" office:value-type="float" office:value="71373.4370631451">
            <text:p>71373,44</text:p>
          </table:table-cell>
          <table:table-cell table:style-name="ce18" table:formula="oooc:=SUM([.H22:.H23])" office:value-type="float" office:value="143464.8759375">
            <text:p>143464,88</text:p>
          </table:table-cell>
          <table:table-cell table:style-name="ce18" table:formula="oooc:=SUM([.I22:.I23])" office:value-type="float" office:value="169224.1516875">
            <text:p>169224,15</text:p>
          </table:table-cell>
          <table:table-cell table:style-name="ce18" table:formula="oooc:=SUM([.J22:.J23])" office:value-type="float" office:value="215515.2016875">
            <text:p>215515,2</text:p>
          </table:table-cell>
          <table:table-cell table:style-name="ce18" table:formula="oooc:=SUM([.K22:.K23])" office:value-type="float" office:value="222620.6896875">
            <text:p>222620,69</text:p>
          </table:table-cell>
          <table:table-cell table:style-name="ce18" table:formula="oooc:=SUM([.L22:.L23])" office:value-type="float" office:value="59341.2421875">
            <text:p>59341,24</text:p>
          </table:table-cell>
        </table:table-row>
        <table:table-row table:style-name="ro1">
          <table:table-cell office:value-type="string">
            <text:p>Capital de Trabajo Inicial</text:p>
          </table:table-cell>
          <table:table-cell table:formula="oooc:=-[Inversiones.B3]" office:value-type="float" office:value="-47306.25">
            <text:p>-47306,25</text:p>
          </table:table-cell>
          <table:table-cell/>
          <table:table-cell table:number-columns-repeated="8" table:style-name="ce18"/>
          <table:table-cell table:style-name="ce35"/>
        </table:table-row>
        <table:table-row table:style-name="ro1">
          <table:table-cell table:style-name="ce11" office:value-type="string">
            <text:p>FLUJO DE CAJA</text:p>
          </table:table-cell>
          <table:table-cell table:style-name="ce23" table:formula="oooc:=[.B24]+[.B25]" office:value-type="float" office:value="-83482.84">
            <text:p>-83482,84</text:p>
          </table:table-cell>
          <table:table-cell table:style-name="ce23" table:formula="oooc:=[.C24]+[.C25]" office:value-type="float" office:value="-130306.158460546">
            <text:p>-130306,16</text:p>
          </table:table-cell>
          <table:table-cell table:style-name="ce23" table:formula="oooc:=[.D24]+[.D25]" office:value-type="float" office:value="-50443.9084605461">
            <text:p>-50443,91</text:p>
          </table:table-cell>
          <table:table-cell table:style-name="ce23" table:formula="oooc:=[.E24]+[.E25]" office:value-type="float" office:value="10062.258563145">
            <text:p>10062,26</text:p>
          </table:table-cell>
          <table:table-cell table:style-name="ce23" table:formula="oooc:=[.F24]+[.F25]" office:value-type="float" office:value="37100.183438145">
            <text:p>37100,18</text:p>
          </table:table-cell>
          <table:table-cell table:style-name="ce23" table:formula="oooc:=[.G24]+[.G25]" office:value-type="float" office:value="71373.4370631451">
            <text:p>71373,44</text:p>
          </table:table-cell>
          <table:table-cell table:style-name="ce23" table:formula="oooc:=[.H24]+[.H25]" office:value-type="float" office:value="143464.8759375">
            <text:p>143464,88</text:p>
          </table:table-cell>
          <table:table-cell table:style-name="ce23" table:formula="oooc:=[.I24]+[.I25]" office:value-type="float" office:value="169224.1516875">
            <text:p>169224,15</text:p>
          </table:table-cell>
          <table:table-cell table:style-name="ce23" table:formula="oooc:=[.J24]+[.J25]" office:value-type="float" office:value="215515.2016875">
            <text:p>215515,2</text:p>
          </table:table-cell>
          <table:table-cell table:style-name="ce23" table:formula="oooc:=[.K24]+[.K25]" office:value-type="float" office:value="222620.6896875">
            <text:p>222620,69</text:p>
          </table:table-cell>
          <table:table-cell table:style-name="ce23" table:formula="oooc:=[.L24]+[.L25]" office:value-type="float" office:value="59341.2421875">
            <text:p>59341,24</text:p>
          </table:table-cell>
        </table:table-row>
        <table:table-row table:style-name="ro1">
          <table:table-cell table:style-name="ce12"/>
          <table:table-cell table:style-name="ce24"/>
          <table:table-cell table:style-name="ce24" table:formula="oooc:=SUM([.C26:.C26])" office:value-type="float" office:value="-130306.158460546">
            <text:p>-130306,16</text:p>
          </table:table-cell>
          <table:table-cell table:style-name="ce24" table:formula="oooc:=SUM([.C26:.D26])" office:value-type="float" office:value="-180750.066921092">
            <text:p>-180750,07</text:p>
          </table:table-cell>
          <table:table-cell table:style-name="ce24" table:formula="oooc:=SUM([.C26:.E26])" office:value-type="float" office:value="-170687.808357947">
            <text:p>-170687,81</text:p>
          </table:table-cell>
          <table:table-cell table:style-name="ce24" table:formula="oooc:=SUM([.C26:.F26])" office:value-type="float" office:value="-133587.624919802">
            <text:p>-133587,62</text:p>
          </table:table-cell>
          <table:table-cell table:style-name="ce24" table:formula="oooc:=SUM([.C26:.G26])" office:value-type="float" office:value="-62214.1878566572">
            <text:p>-62214,19</text:p>
          </table:table-cell>
          <table:table-cell table:style-name="ce24" table:formula="oooc:=SUM([.C26:.H26])" office:value-type="float" office:value="81250.6880808428">
            <text:p>81250,69</text:p>
          </table:table-cell>
          <table:table-cell table:style-name="ce24" table:formula="oooc:=SUM([.C26:.I26])" office:value-type="float" office:value="250474.839768343">
            <text:p>250474,84</text:p>
          </table:table-cell>
          <table:table-cell table:style-name="ce24" table:formula="oooc:=SUM([.C26:.J26])" office:value-type="float" office:value="465990.041455843">
            <text:p>465990,04</text:p>
          </table:table-cell>
          <table:table-cell table:style-name="ce24" table:formula="oooc:=SUM([.C26:.K26])" office:value-type="float" office:value="688610.731143343">
            <text:p>688610,73</text:p>
          </table:table-cell>
          <table:table-cell table:style-name="ce24" table:formula="oooc:=SUM([.C26:.L26])" office:value-type="float" office:value="747951.973330843">
            <text:p>747951,97</text:p>
          </table:table-cell>
        </table:table-row>
        <table:table-row table:style-name="ro1">
          <table:table-cell table:style-name="ce13" office:value-type="string">
            <text:p>VAN</text:p>
          </table:table-cell>
          <table:table-cell table:style-name="ce25" table:formula="oooc:=NPV([.E28];[.C26:.L26])-[.B26]" office:value-type="currency" office:currency="ARS" office:value="386202.536372918">
            <text:p>$386.202,54</text:p>
          </table:table-cell>
          <table:table-cell table:style-name="ce24"/>
          <table:table-cell table:style-name="ce31" office:value-type="string">
            <text:p>TASA DESCUENTO</text:p>
          </table:table-cell>
          <table:table-cell table:style-name="ce33" office:value-type="percentage" office:value="0.1">
            <text:p>10,00%</text:p>
          </table:table-cell>
          <table:table-cell table:style-name="ce24" table:number-columns-repeated="6"/>
          <table:table-cell table:style-name="ce39"/>
        </table:table-row>
        <table:table-row table:style-name="ro1">
          <table:table-cell table:style-name="ce14" office:value-type="string">
            <text:p>TIR</text:p>
          </table:table-cell>
          <table:table-cell table:style-name="ce26" table:formula="oooc:=IRR([.B26:.L26])" office:value-type="percentage" office:value="0.219383967180665">
            <text:p>21,94%</text:p>
          </table:table-cell>
          <table:table-cell table:style-name="ce29"/>
          <table:table-cell table:style-name="ce32" office:value-type="string">
            <text:p>CAPITAL DE TRABAJO</text:p>
          </table:table-cell>
          <table:table-cell table:style-name="ce32" table:formula="oooc:=SUMIF([.C26:.L26];&quot;&lt;0&quot;;[.C26:.L26])" office:value-type="float" office:value="-180750.066921092">
            <text:p>-180750,07</text:p>
          </table:table-cell>
          <table:table-cell table:style-name="ce29" table:number-columns-repeated="6"/>
          <table:table-cell table:style-name="ce40"/>
        </table:table-row>
        <table:table-row table:style-name="ro1">
          <table:table-cell table:style-name="ce15" office:value-type="string">
            <text:p>Período de Recuperación</text:p>
          </table:table-cell>
          <table:table-cell table:style-name="ce27" table:formula="oooc:=COUNTIF([.C27:.L27];&quot;&lt;=0&quot;)+1" office:value-type="float" office:value="6">
            <text:p>6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6" office:value-type="string">
            <text:p>Prestamo</text:p>
          </table:table-cell>
          <table:table-cell table:style-name="Default" office:value-type="float" office:value="140000">
            <text:p>140000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Interes % Prestamo</text:p>
          </table:table-cell>
          <table:table-cell table:style-name="ce28" office:value-type="percentage" office:value="0.2">
            <text:p>20,00%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6" office:value-type="string">
            <text:p>Tiempo del prestamo</text:p>
          </table:table-cell>
          <table:table-cell table:style-name="Default" office:value-type="float" office:value="5">
            <text:p>5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6"/>
          <table:table-cell table:style-name="Default" table:number-columns-repeated="2"/>
          <table:table-cell table:number-columns-repeated="9"/>
        </table:table-row>
      </table:table>
      <table:table table:name="Ventas" table:style-name="ta1" table:print="false">
        <office:forms form:automatic-focus="false" form:apply-design-mode="false"/>
        <table:table-column table:style-name="co1" table:default-cell-style-name="ce43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6" table:number-columns-repeated="2" table:default-cell-style-name="ce49"/>
        <table:table-column table:style-name="co9" table:default-cell-style-name="ce49"/>
        <table:table-column table:style-name="co10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49"/>
        <table:table-column table:style-name="co2" table:default-cell-style-name="ce67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table:style-name="ce41" office:value-type="string">
            <text:p>Servicio en Hs por mes por equipo</text:p>
          </table:table-cell>
          <table:table-cell table:style-name="Default"/>
          <table:table-cell table:style-name="ce41" office:value-type="string">
            <text:p>Mercado</text:p>
          </table:table-cell>
          <table:table-cell table:style-name="ce41" office:value-type="string">
            <text:p>Total Maquinas</text:p>
          </table:table-cell>
          <table:table-cell table:style-name="ce41" office:value-type="string">
            <text:p>Servers</text:p>
          </table:table-cell>
          <table:table-cell table:style-name="ce41" office:value-type="string">
            <text:p>Terminales</text:p>
          </table:table-cell>
          <table:table-cell table:style-name="ce41" office:value-type="string">
            <text:p>Porcentaje a Migrar</text:p>
          </table:table-cell>
          <table:table-cell table:style-name="ce41" office:value-type="string">
            <text:p>Años para migrar</text:p>
          </table:table-cell>
          <table:table-cell table:style-name="ce60" office:value-type="string">
            <text:p>Precio</text:p>
          </table:table-cell>
          <table:table-cell table:style-name="ce63" office:value-type="string">
            <text:p>Monto</text:p>
          </table:table-cell>
          <table:table-cell table:style-name="ce41" office:value-type="string">
            <text:p>Horas por Server</text:p>
          </table:table-cell>
          <table:table-cell table:style-name="ce41" office:value-type="string">
            <text:p>Horas por Terminal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.2">
            <text:p>1,2</text:p>
          </table:table-cell>
          <table:table-cell table:style-name="Default"/>
          <table:table-cell table:style-name="Default" office:value-type="string">
            <text:p>Estado</text:p>
          </table:table-cell>
          <table:table-cell table:style-name="Default" office:value-type="float" office:value="6000">
            <text:p>6000</text:p>
          </table:table-cell>
          <table:table-cell table:style-name="Default" office:value-type="float" office:value="0.1">
            <text:p>0,1</text:p>
          </table:table-cell>
          <table:table-cell table:style-name="Default" table:formula="oooc:=1-[.E2]" office:value-type="float" office:value="0.9">
            <text:p>0,9</text:p>
          </table:table-cell>
          <table:table-cell table:style-name="Default" office:value-type="float" office:value="0.8">
            <text:p>0,8</text:p>
          </table:table-cell>
          <table:table-cell table:style-name="Default" office:value-type="float" office:value="5">
            <text:p>5</text:p>
          </table:table-cell>
          <table:table-cell table:style-name="ce61" office:value-type="string">
            <text:p>Server</text:p>
          </table:table-cell>
          <table:table-cell table:style-name="ce64" table:formula="oooc:=[.K2]*[.J4]" office:value-type="float" office:value="2100">
            <text:p>2100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6">
            <text:p>6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0.1">
            <text:p>0,1</text:p>
          </table:table-cell>
          <table:table-cell table:style-name="Default"/>
          <table:table-cell table:style-name="Default" office:value-type="string">
            <text:p>Universidades</text:p>
          </table:table-cell>
          <table:table-cell table:style-name="Default" office:value-type="float" office:value="2100">
            <text:p>2100</text:p>
          </table:table-cell>
          <table:table-cell table:style-name="Default" office:value-type="float" office:value="0.1">
            <text:p>0,1</text:p>
          </table:table-cell>
          <table:table-cell table:style-name="Default" table:formula="oooc:=1-[.E3]" office:value-type="float" office:value="0.9">
            <text:p>0,9</text:p>
          </table:table-cell>
          <table:table-cell table:style-name="Default" office:value-type="float" office:value="0.5">
            <text:p>0,5</text:p>
          </table:table-cell>
          <table:table-cell table:style-name="Default"/>
          <table:table-cell table:style-name="ce62" office:value-type="string">
            <text:p>Terminal</text:p>
          </table:table-cell>
          <table:table-cell table:style-name="ce65" table:formula="oooc:=[.L2]*[.J4]" office:value-type="float" office:value="360">
            <text:p>360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table:formula="oooc:=[.A2]+[.A3]" office:value-type="float" office:value="1.3">
            <text:p>1,3</text:p>
          </table:table-cell>
          <table:table-cell table:style-name="Default" table:number-columns-repeated="2"/>
          <table:table-cell table:style-name="ce56" office:value-type="string">
            <text:p>TOTAL a Migrar</text:p>
          </table:table-cell>
          <table:table-cell table:style-name="ce59" table:formula="oooc:=[.D2]*[.E2]*[.G2]+[.D3]*[.E3]*[.G3]" office:value-type="float" office:value="585">
            <text:p>585</text:p>
          </table:table-cell>
          <table:table-cell table:style-name="ce59" table:formula="oooc:=[.D2]*[.F2]*[.G2]+[.D3]*[.F3]*[.G3]" office:value-type="float" office:value="5265">
            <text:p>5265</text:p>
          </table:table-cell>
          <table:table-cell table:style-name="Default" table:number-columns-repeated="2"/>
          <table:table-cell table:style-name="ce62" office:value-type="string">
            <text:p>Hora Servicio</text:p>
          </table:table-cell>
          <table:table-cell table:style-name="ce65" office:value-type="float" office:value="60">
            <text:p>60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 office:value-type="string">
            <text:p>NO MODIFICAR LO QUE ESTA EN COLOR</text:p>
          </table:table-cell>
          <table:table-cell table:style-name="ce41" table:number-columns-repeated="2"/>
          <table:table-cell table:style-name="Default"/>
          <table:table-cell table:style-name="ce41" table:number-columns-repeated="6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42"/>
          <table:table-cell table:style-name="ce48" office:value-type="string">
            <text:p>Migraciones x mes</text:p>
          </table:table-cell>
          <table:table-cell table:style-name="ce55" table:number-columns-repeated="10"/>
          <table:table-cell table:style-name="ce66"/>
          <table:table-cell table:number-columns-repeated="8"/>
        </table:table-row>
        <table:table-row table:style-name="ro1">
          <table:table-cell office:value-type="string">
            <text:p>Servers</text:p>
          </table:table-cell>
          <table:table-cell table:formula="oooc:=((([.D2]*[.E2]*[.G2])+([.D3]*[.E3]*[.G3]))/[.H2])/12" office:value-type="float" office:value="9.75">
            <text:p>9,75</text:p>
          </table:table-cell>
          <table:table-cell/>
          <table:table-cell table:style-name="ce57" office:value-type="string">
            <text:p>Personas x Server</text:p>
          </table:table-cell>
          <table:table-cell table:style-name="ce57" table:formula="oooc:=([.B7]*[.K2])/[.E10]" office:value-type="float" office:value="1.93892045454545">
            <text:p>1,94</text:p>
          </table:table-cell>
          <table:table-cell table:number-columns-repeated="16"/>
        </table:table-row>
        <table:table-row table:style-name="ro1">
          <table:table-cell office:value-type="string">
            <text:p>Terminales</text:p>
          </table:table-cell>
          <table:table-cell table:style-name="ce50" table:formula="oooc:=((([.D2]*[.F2]*[.G2])+([.D3]*[.F3]*[.G3]))/[.H2])/12" office:value-type="float" office:value="87.75">
            <text:p>87,75</text:p>
          </table:table-cell>
          <table:table-cell/>
          <table:table-cell table:style-name="ce57" office:value-type="string">
            <text:p>Personas x Terminal</text:p>
          </table:table-cell>
          <table:table-cell table:style-name="ce57" table:formula="oooc:=([.B8]*[.L2])/[.E10]" office:value-type="float" office:value="2.99147727272727">
            <text:p>2,99</text:p>
          </table:table-cell>
          <table:table-cell table:number-columns-repeated="16"/>
        </table:table-row>
        <table:table-row table:style-name="ro1">
          <table:table-cell table:style-name="ce44" office:value-type="string">
            <text:p>TOTAL</text:p>
          </table:table-cell>
          <table:table-cell table:formula="oooc:=[.B7]+[.B8]" office:value-type="float" office:value="97.5">
            <text:p>97,5</text:p>
          </table:table-cell>
          <table:table-cell/>
          <table:table-cell table:style-name="ce52" office:value-type="string">
            <text:p>Personas Total</text:p>
          </table:table-cell>
          <table:table-cell table:style-name="ce52" table:formula="oooc:=ROUNDUP([.E7]+[.E8])" office:value-type="float" office:value="5">
            <text:p>5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58" office:value-type="string">
            <text:p>Horas Mensuales</text:p>
          </table:table-cell>
          <table:table-cell table:style-name="ce58" table:formula="oooc:=22*8" office:value-type="float" office:value="176">
            <text:p>176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table:style-name="ce45" office:value-type="string">
            <text:p>Porcentaje de las ventas estimadas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45"/>
          <table:table-cell table:number-columns-repeated="20"/>
        </table:table-row>
        <table:table-row table:style-name="ro1">
          <table:table-cell table:style-name="ce46" office:value-type="string">
            <text:p>Mes</text:p>
          </table:table-cell>
          <table:table-cell table:style-name="ce51" office:value-type="string">
            <text:p>enero</text:p>
          </table:table-cell>
          <table:table-cell table:style-name="ce51" office:value-type="string">
            <text:p>febrero</text:p>
          </table:table-cell>
          <table:table-cell table:style-name="ce51" office:value-type="string">
            <text:p>marzo</text:p>
          </table:table-cell>
          <table:table-cell table:style-name="ce51" office:value-type="string">
            <text:p>abril</text:p>
          </table:table-cell>
          <table:table-cell table:style-name="ce51" office:value-type="string">
            <text:p>mayo</text:p>
          </table:table-cell>
          <table:table-cell table:style-name="ce51" office:value-type="string">
            <text:p>junio</text:p>
          </table:table-cell>
          <table:table-cell table:style-name="ce51" office:value-type="string">
            <text:p>julio</text:p>
          </table:table-cell>
          <table:table-cell table:style-name="ce51" office:value-type="string">
            <text:p>agosto</text:p>
          </table:table-cell>
          <table:table-cell table:style-name="ce51" office:value-type="string">
            <text:p>septiembre</text:p>
          </table:table-cell>
          <table:table-cell table:style-name="ce51" office:value-type="string">
            <text:p>octubre</text:p>
          </table:table-cell>
          <table:table-cell table:style-name="ce51" office:value-type="string">
            <text:p>noviembre</text:p>
          </table:table-cell>
          <table:table-cell table:style-name="ce68" office:value-type="string">
            <text:p>diciembre</text:p>
          </table:table-cell>
          <table:table-cell table:number-columns-repeated="5"/>
          <table:table-cell table:style-name="ce71" table:number-columns-repeated="3"/>
        </table:table-row>
        <table:table-row table:style-name="ro1">
          <table:table-cell office:value-type="string">
            <text:p>Porcentaje año 1</text:p>
          </table:table-cell>
          <table:table-cell table:number-columns-repeated="2" table:style-name="ce52" office:value-type="float" office:value="0.2">
            <text:p>0,2</text:p>
          </table:table-cell>
          <table:table-cell table:style-name="ce52" office:value-type="float" office:value="0.1">
            <text:p>0,1</text:p>
          </table:table-cell>
          <table:table-cell table:style-name="ce52" office:value-type="float" office:value="0.05">
            <text:p>0,05</text:p>
          </table:table-cell>
          <table:table-cell table:style-name="ce52" office:value-type="float" office:value="0.1">
            <text:p>0,1</text:p>
          </table:table-cell>
          <table:table-cell table:style-name="ce52" office:value-type="float" office:value="0.2">
            <text:p>0,2</text:p>
          </table:table-cell>
          <table:table-cell table:style-name="ce52" office:value-type="float" office:value="0.3">
            <text:p>0,3</text:p>
          </table:table-cell>
          <table:table-cell table:style-name="ce52" office:value-type="float" office:value="0.1">
            <text:p>0,1</text:p>
          </table:table-cell>
          <table:table-cell table:number-columns-repeated="2" table:style-name="ce52" office:value-type="float" office:value="0.05">
            <text:p>0,05</text:p>
          </table:table-cell>
          <table:table-cell table:style-name="ce52" office:value-type="float" office:value="0.3">
            <text:p>0,3</text:p>
          </table:table-cell>
          <table:table-cell table:style-name="ce69" office:value-type="float" office:value="0.4">
            <text:p>0,4</text:p>
          </table:table-cell>
          <table:table-cell table:number-columns-repeated="8"/>
        </table:table-row>
        <table:table-row table:style-name="ro1">
          <table:table-cell office:value-type="string">
            <text:p>Porcentaje año 2</text:p>
          </table:table-cell>
          <table:table-cell table:style-name="ce52" office:value-type="float" office:value="0.3">
            <text:p>0,3</text:p>
          </table:table-cell>
          <table:table-cell table:style-name="ce52" office:value-type="float" office:value="0.4">
            <text:p>0,4</text:p>
          </table:table-cell>
          <table:table-cell table:number-columns-repeated="2" table:style-name="ce52" office:value-type="float" office:value="0.2">
            <text:p>0,2</text:p>
          </table:table-cell>
          <table:table-cell table:style-name="ce52" office:value-type="float" office:value="0.1">
            <text:p>0,1</text:p>
          </table:table-cell>
          <table:table-cell table:style-name="ce52" office:value-type="float" office:value="0.3">
            <text:p>0,3</text:p>
          </table:table-cell>
          <table:table-cell table:style-name="ce52" office:value-type="float" office:value="0.4">
            <text:p>0,4</text:p>
          </table:table-cell>
          <table:table-cell table:style-name="ce52" office:value-type="float" office:value="0.2">
            <text:p>0,2</text:p>
          </table:table-cell>
          <table:table-cell table:style-name="ce52" office:value-type="float" office:value="0.1">
            <text:p>0,1</text:p>
          </table:table-cell>
          <table:table-cell table:number-columns-repeated="2" table:style-name="ce52" office:value-type="float" office:value="0.4">
            <text:p>0,4</text:p>
          </table:table-cell>
          <table:table-cell table:style-name="ce69" office:value-type="float" office:value="0.5">
            <text:p>0,5</text:p>
          </table:table-cell>
          <table:table-cell table:number-columns-repeated="8"/>
        </table:table-row>
        <table:table-row table:style-name="ro1">
          <table:table-cell office:value-type="string">
            <text:p>Porcentaje año 3</text:p>
          </table:table-cell>
          <table:table-cell table:number-columns-repeated="2" table:style-name="ce52" office:value-type="float" office:value="0.3">
            <text:p>0,3</text:p>
          </table:table-cell>
          <table:table-cell table:number-columns-repeated="2" table:style-name="ce52" office:value-type="float" office:value="0.2">
            <text:p>0,2</text:p>
          </table:table-cell>
          <table:table-cell table:style-name="ce52" office:value-type="float" office:value="0.4">
            <text:p>0,4</text:p>
          </table:table-cell>
          <table:table-cell table:number-columns-repeated="2" table:style-name="ce52" office:value-type="float" office:value="0.5">
            <text:p>0,5</text:p>
          </table:table-cell>
          <table:table-cell table:style-name="ce52" office:value-type="float" office:value="0.2">
            <text:p>0,2</text:p>
          </table:table-cell>
          <table:table-cell table:style-name="ce52" office:value-type="float" office:value="0.1">
            <text:p>0,1</text:p>
          </table:table-cell>
          <table:table-cell table:number-columns-repeated="2" table:style-name="ce52" office:value-type="float" office:value="0.6">
            <text:p>0,6</text:p>
          </table:table-cell>
          <table:table-cell table:style-name="ce69" office:value-type="float" office:value="0.8">
            <text:p>0,8</text:p>
          </table:table-cell>
          <table:table-cell table:number-columns-repeated="8"/>
        </table:table-row>
        <table:table-row table:style-name="ro1">
          <table:table-cell office:value-type="string">
            <text:p>Porcentaje año 4</text:p>
          </table:table-cell>
          <table:table-cell table:number-columns-repeated="2" table:style-name="ce52" office:value-type="float" office:value="0.4">
            <text:p>0,4</text:p>
          </table:table-cell>
          <table:table-cell table:number-columns-repeated="2" table:style-name="ce52" office:value-type="float" office:value="0.3">
            <text:p>0,3</text:p>
          </table:table-cell>
          <table:table-cell table:style-name="ce52" office:value-type="float" office:value="0.5">
            <text:p>0,5</text:p>
          </table:table-cell>
          <table:table-cell table:style-name="ce52" office:value-type="float" office:value="0.6">
            <text:p>0,6</text:p>
          </table:table-cell>
          <table:table-cell table:style-name="ce52" office:value-type="float" office:value="0.4">
            <text:p>0,4</text:p>
          </table:table-cell>
          <table:table-cell table:style-name="ce52" office:value-type="float" office:value="0.3">
            <text:p>0,3</text:p>
          </table:table-cell>
          <table:table-cell table:style-name="ce52" office:value-type="float" office:value="0.2">
            <text:p>0,2</text:p>
          </table:table-cell>
          <table:table-cell table:style-name="ce52" office:value-type="float" office:value="0.5">
            <text:p>0,5</text:p>
          </table:table-cell>
          <table:table-cell table:style-name="ce52" office:value-type="float" office:value="0.6">
            <text:p>0,6</text:p>
          </table:table-cell>
          <table:table-cell table:style-name="ce69" office:value-type="float" office:value="0.9">
            <text:p>0,9</text:p>
          </table:table-cell>
          <table:table-cell table:number-columns-repeated="8"/>
        </table:table-row>
        <table:table-row table:style-name="ro1">
          <table:table-cell office:value-type="string">
            <text:p>Porcentaje año 5</text:p>
          </table:table-cell>
          <table:table-cell table:style-name="ce52" office:value-type="float" office:value="0.4">
            <text:p>0,4</text:p>
          </table:table-cell>
          <table:table-cell table:style-name="ce52" office:value-type="float" office:value="0.5">
            <text:p>0,5</text:p>
          </table:table-cell>
          <table:table-cell table:style-name="ce52" office:value-type="float" office:value="0.3">
            <text:p>0,3</text:p>
          </table:table-cell>
          <table:table-cell table:style-name="ce52" office:value-type="float" office:value="0.4">
            <text:p>0,4</text:p>
          </table:table-cell>
          <table:table-cell table:style-name="ce52" office:value-type="float" office:value="0.6">
            <text:p>0,6</text:p>
          </table:table-cell>
          <table:table-cell table:style-name="ce52" office:value-type="float" office:value="0.7">
            <text:p>0,7</text:p>
          </table:table-cell>
          <table:table-cell table:style-name="ce52" office:value-type="float" office:value="0.5">
            <text:p>0,5</text:p>
          </table:table-cell>
          <table:table-cell table:style-name="ce52" office:value-type="float" office:value="0.4">
            <text:p>0,4</text:p>
          </table:table-cell>
          <table:table-cell table:style-name="ce52" office:value-type="float" office:value="0.3">
            <text:p>0,3</text:p>
          </table:table-cell>
          <table:table-cell table:style-name="ce52" office:value-type="float" office:value="0.6">
            <text:p>0,6</text:p>
          </table:table-cell>
          <table:table-cell table:style-name="ce52" office:value-type="float" office:value="0.7">
            <text:p>0,7</text:p>
          </table:table-cell>
          <table:table-cell table:style-name="ce69" office:value-type="float" office:value="0.9">
            <text:p>0,9</text:p>
          </table:table-cell>
          <table:table-cell table:number-columns-repeated="8"/>
        </table:table-row>
        <table:table-row table:style-name="ro1">
          <table:table-cell office:value-type="string">
            <text:p>Porcentaje año 6</text:p>
          </table:table-cell>
          <table:table-cell table:style-name="ce52" office:value-type="float" office:value="0.5">
            <text:p>0,5</text:p>
          </table:table-cell>
          <table:table-cell table:number-columns-repeated="2" table:style-name="ce52" office:value-type="float" office:value="0.4">
            <text:p>0,4</text:p>
          </table:table-cell>
          <table:table-cell table:style-name="ce52" office:value-type="float" office:value="0.5">
            <text:p>0,5</text:p>
          </table:table-cell>
          <table:table-cell table:number-columns-repeated="2" table:style-name="ce52" office:value-type="float" office:value="0.7">
            <text:p>0,7</text:p>
          </table:table-cell>
          <table:table-cell table:style-name="ce52" office:value-type="float" office:value="0.6">
            <text:p>0,6</text:p>
          </table:table-cell>
          <table:table-cell table:style-name="ce52" office:value-type="float" office:value="0.5">
            <text:p>0,5</text:p>
          </table:table-cell>
          <table:table-cell table:style-name="ce52" office:value-type="float" office:value="0.4">
            <text:p>0,4</text:p>
          </table:table-cell>
          <table:table-cell table:style-name="ce52" office:value-type="float" office:value="0.8">
            <text:p>0,8</text:p>
          </table:table-cell>
          <table:table-cell table:style-name="ce52" office:value-type="float" office:value="0.9">
            <text:p>0,9</text:p>
          </table:table-cell>
          <table:table-cell table:style-name="ce69" office:value-type="float" office:value="1">
            <text:p>1</text:p>
          </table:table-cell>
          <table:table-cell table:number-columns-repeated="8"/>
        </table:table-row>
        <table:table-row table:style-name="ro1">
          <table:table-cell office:value-type="string">
            <text:p>Porcentaje año 7</text:p>
          </table:table-cell>
          <table:table-cell table:style-name="ce52" office:value-type="float" office:value="0.7">
            <text:p>0,7</text:p>
          </table:table-cell>
          <table:table-cell table:number-columns-repeated="3" table:style-name="ce52" office:value-type="float" office:value="0.6">
            <text:p>0,6</text:p>
          </table:table-cell>
          <table:table-cell table:style-name="ce52" office:value-type="float" office:value="0.5">
            <text:p>0,5</text:p>
          </table:table-cell>
          <table:table-cell table:style-name="ce52" office:value-type="float" office:value="0.8">
            <text:p>0,8</text:p>
          </table:table-cell>
          <table:table-cell table:style-name="ce52" office:value-type="float" office:value="0.7">
            <text:p>0,7</text:p>
          </table:table-cell>
          <table:table-cell table:style-name="ce52" office:value-type="float" office:value="0.6">
            <text:p>0,6</text:p>
          </table:table-cell>
          <table:table-cell table:style-name="ce52" office:value-type="float" office:value="0.5">
            <text:p>0,5</text:p>
          </table:table-cell>
          <table:table-cell table:number-columns-repeated="2" table:style-name="ce52" office:value-type="float" office:value="0.8">
            <text:p>0,8</text:p>
          </table:table-cell>
          <table:table-cell table:style-name="ce69" office:value-type="float" office:value="0.8">
            <text:p>0,8</text:p>
          </table:table-cell>
          <table:table-cell table:number-columns-repeated="8"/>
        </table:table-row>
        <table:table-row table:style-name="ro1">
          <table:table-cell office:value-type="string">
            <text:p>Porcentaje año 8</text:p>
          </table:table-cell>
          <table:table-cell table:style-name="ce52" office:value-type="float" office:value="0.8">
            <text:p>0,8</text:p>
          </table:table-cell>
          <table:table-cell table:style-name="ce52" office:value-type="float" office:value="0.7">
            <text:p>0,7</text:p>
          </table:table-cell>
          <table:table-cell table:number-columns-repeated="2" table:style-name="ce52" office:value-type="float" office:value="0.8">
            <text:p>0,8</text:p>
          </table:table-cell>
          <table:table-cell table:style-name="ce52" office:value-type="float" office:value="0.7">
            <text:p>0,7</text:p>
          </table:table-cell>
          <table:table-cell table:style-name="ce52" office:value-type="float" office:value="0.9">
            <text:p>0,9</text:p>
          </table:table-cell>
          <table:table-cell table:style-name="ce52" office:value-type="float" office:value="0.8">
            <text:p>0,8</text:p>
          </table:table-cell>
          <table:table-cell table:style-name="ce52" office:value-type="float" office:value="0.7">
            <text:p>0,7</text:p>
          </table:table-cell>
          <table:table-cell table:style-name="ce52" office:value-type="float" office:value="0.5">
            <text:p>0,5</text:p>
          </table:table-cell>
          <table:table-cell table:style-name="ce52" office:value-type="float" office:value="0.7">
            <text:p>0,7</text:p>
          </table:table-cell>
          <table:table-cell table:style-name="ce52" office:value-type="float" office:value="0.9">
            <text:p>0,9</text:p>
          </table:table-cell>
          <table:table-cell table:style-name="ce69" office:value-type="float" office:value="0.9">
            <text:p>0,9</text:p>
          </table:table-cell>
          <table:table-cell table:number-columns-repeated="8"/>
        </table:table-row>
        <table:table-row table:style-name="ro1">
          <table:table-cell office:value-type="string">
            <text:p>Porcentaje año 9</text:p>
          </table:table-cell>
          <table:table-cell table:style-name="ce52" office:value-type="float" office:value="0.8">
            <text:p>0,8</text:p>
          </table:table-cell>
          <table:table-cell table:style-name="ce52" office:value-type="float" office:value="0.7">
            <text:p>0,7</text:p>
          </table:table-cell>
          <table:table-cell table:number-columns-repeated="2" table:style-name="ce52" office:value-type="float" office:value="0.8">
            <text:p>0,8</text:p>
          </table:table-cell>
          <table:table-cell table:style-name="ce52" office:value-type="float" office:value="0.7">
            <text:p>0,7</text:p>
          </table:table-cell>
          <table:table-cell table:style-name="ce52" office:value-type="float" office:value="0.9">
            <text:p>0,9</text:p>
          </table:table-cell>
          <table:table-cell table:style-name="ce52" office:value-type="float" office:value="0.8">
            <text:p>0,8</text:p>
          </table:table-cell>
          <table:table-cell table:style-name="ce52" office:value-type="float" office:value="0.7">
            <text:p>0,7</text:p>
          </table:table-cell>
          <table:table-cell table:style-name="ce52" office:value-type="float" office:value="0.5">
            <text:p>0,5</text:p>
          </table:table-cell>
          <table:table-cell table:style-name="ce52" office:value-type="float" office:value="0.7">
            <text:p>0,7</text:p>
          </table:table-cell>
          <table:table-cell table:style-name="ce52" office:value-type="float" office:value="0.9">
            <text:p>0,9</text:p>
          </table:table-cell>
          <table:table-cell table:style-name="ce69" office:value-type="float" office:value="0.9">
            <text:p>0,9</text:p>
          </table:table-cell>
          <table:table-cell table:number-columns-repeated="8"/>
        </table:table-row>
        <table:table-row table:style-name="ro1">
          <table:table-cell office:value-type="string">
            <text:p>Porcentaje año 10</text:p>
          </table:table-cell>
          <table:table-cell table:style-name="ce52" office:value-type="float" office:value="0.8">
            <text:p>0,8</text:p>
          </table:table-cell>
          <table:table-cell table:style-name="ce52" office:value-type="float" office:value="0.7">
            <text:p>0,7</text:p>
          </table:table-cell>
          <table:table-cell table:number-columns-repeated="2" table:style-name="ce52" office:value-type="float" office:value="0.8">
            <text:p>0,8</text:p>
          </table:table-cell>
          <table:table-cell table:style-name="ce52" office:value-type="float" office:value="0.7">
            <text:p>0,7</text:p>
          </table:table-cell>
          <table:table-cell table:style-name="ce52" office:value-type="float" office:value="0.9">
            <text:p>0,9</text:p>
          </table:table-cell>
          <table:table-cell table:style-name="ce52" office:value-type="float" office:value="0.8">
            <text:p>0,8</text:p>
          </table:table-cell>
          <table:table-cell table:style-name="ce52" office:value-type="float" office:value="0.7">
            <text:p>0,7</text:p>
          </table:table-cell>
          <table:table-cell table:style-name="ce52" office:value-type="float" office:value="0.5">
            <text:p>0,5</text:p>
          </table:table-cell>
          <table:table-cell table:style-name="ce52" office:value-type="float" office:value="0.7">
            <text:p>0,7</text:p>
          </table:table-cell>
          <table:table-cell table:style-name="ce52" office:value-type="float" office:value="0.9">
            <text:p>0,9</text:p>
          </table:table-cell>
          <table:table-cell table:style-name="ce69" office:value-type="float" office:value="0.9">
            <text:p>0,9</text:p>
          </table:table-cell>
          <table:table-cell table:number-columns-repeated="8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table:style-name="ce53" office:value-type="string">
            <text:p>TOTALES SERVERS</text:p>
          </table:table-cell>
          <table:table-cell table:style-name="ce53" office:value-type="string">
            <text:p>TOTALES TERM</text:p>
          </table:table-cell>
          <table:table-cell table:style-name="ce53" office:value-type="string">
            <text:p>TOTAL ACUM SERV</text:p>
          </table:table-cell>
          <table:table-cell table:style-name="ce53" office:value-type="string">
            <text:p>TOTAL ACUM TERM</text:p>
          </table:table-cell>
          <table:table-cell table:style-name="ce53" office:value-type="string">
            <text:p>SERVICIOS SERVER</text:p>
          </table:table-cell>
          <table:table-cell table:style-name="ce53" office:value-type="string">
            <text:p>SERVICIOS TERM</text:p>
          </table:table-cell>
          <table:table-cell table:number-columns-repeated="14"/>
        </table:table-row>
        <table:table-row table:style-name="ro1">
          <table:table-cell office:value-type="string">
            <text:p>AÑO 1</text:p>
          </table:table-cell>
          <table:table-cell table:formula="oooc:=[.B7]*(SUM([.B16:.M16]))" office:value-type="float" office:value="19.9875">
            <text:p>19,99</text:p>
          </table:table-cell>
          <table:table-cell table:formula="oooc:=[.B8]*(SUM([.B16:.M16]))" office:value-type="float" office:value="179.8875">
            <text:p>179,89</text:p>
          </table:table-cell>
          <table:table-cell table:formula="oooc:=ROUNDUP([.B30])" office:value-type="float" office:value="20">
            <text:p>20</text:p>
          </table:table-cell>
          <table:table-cell table:formula="oooc:=ROUNDUP(SUM([.C30]))" office:value-type="float" office:value="180">
            <text:p>180</text:p>
          </table:table-cell>
          <table:table-cell table:formula="oooc:=[.D30]*[.A2]" office:value-type="float" office:value="24">
            <text:p>24</text:p>
          </table:table-cell>
          <table:table-cell table:formula="oooc:=[.E30]*[.A3]" office:value-type="float" office:value="18">
            <text:p>18</text:p>
          </table:table-cell>
          <table:table-cell table:number-columns-repeated="14"/>
        </table:table-row>
        <table:table-row table:style-name="ro1">
          <table:table-cell office:value-type="string">
            <text:p>AÑO 2</text:p>
          </table:table-cell>
          <table:table-cell table:formula="oooc:=IF([.B7]*(SUM([.B17:.M17]))&gt;([.E4]-[.D30]);([.E4]-[.D30]);[.B7]*(SUM([.B17:.M17])))" office:value-type="float" office:value="34.125">
            <text:p>34,13</text:p>
          </table:table-cell>
          <table:table-cell table:formula="oooc:=IF([.B8]*(SUM([.B17:.M17]))&gt;([.F4]-[.E30]);([.F4]-[.E30]);[.B8]*(SUM([.B17:.M17])))" office:value-type="float" office:value="307.125">
            <text:p>307,13</text:p>
          </table:table-cell>
          <table:table-cell table:formula="oooc:=ROUNDUP([.B31]+[.D30])" office:value-type="float" office:value="55">
            <text:p>55</text:p>
          </table:table-cell>
          <table:table-cell table:formula="oooc:=ROUNDUP(SUM([.C30:.C31]))" office:value-type="float" office:value="488">
            <text:p>488</text:p>
          </table:table-cell>
          <table:table-cell table:formula="oooc:=[.D31]*[.A2]" office:value-type="float" office:value="66">
            <text:p>66</text:p>
          </table:table-cell>
          <table:table-cell table:formula="oooc:=[.E31]*[.A3]" office:value-type="float" office:value="48.8">
            <text:p>48,8</text:p>
          </table:table-cell>
          <table:table-cell table:number-columns-repeated="14"/>
        </table:table-row>
        <table:table-row table:style-name="ro1">
          <table:table-cell office:value-type="string">
            <text:p>AÑO 3</text:p>
          </table:table-cell>
          <table:table-cell table:style-name="ce50" table:formula="oooc:=IF([.B7]*(SUM([.B18:.M18]))&gt;([.E4]-[.D31]);([.E4]-[.D31]);[.B7]*(SUM([.B18:.M18])))" office:value-type="float" office:value="45.825">
            <text:p>45,83</text:p>
          </table:table-cell>
          <table:table-cell table:style-name="ce50" table:formula="oooc:=IF([.B8]*(SUM([.B18:.M18]))&gt;([.F4]-[.E31]);([.F4]-[.E31]);[.B8]*(SUM([.B18:.M18])))" office:value-type="float" office:value="412.425">
            <text:p>412,43</text:p>
          </table:table-cell>
          <table:table-cell table:formula="oooc:=ROUNDUP([.B32]+[.D31])" office:value-type="float" office:value="101">
            <text:p>101</text:p>
          </table:table-cell>
          <table:table-cell table:formula="oooc:=ROUNDUP(SUM([.C30:.C32]))" office:value-type="float" office:value="900">
            <text:p>900</text:p>
          </table:table-cell>
          <table:table-cell table:formula="oooc:=[.D32]*[.A2]" office:value-type="float" office:value="121.2">
            <text:p>121,2</text:p>
          </table:table-cell>
          <table:table-cell table:formula="oooc:=[.E32]*[.A3]" office:value-type="float" office:value="90">
            <text:p>90</text:p>
          </table:table-cell>
          <table:table-cell table:number-columns-repeated="14"/>
        </table:table-row>
        <table:table-row table:style-name="ro1">
          <table:table-cell office:value-type="string">
            <text:p>AÑO 4</text:p>
          </table:table-cell>
          <table:table-cell table:style-name="ce50" table:formula="oooc:=IF([.B7]*(SUM([.B19:.M19]))&gt;([.E4]-[.D32]);([.E4]-[.D32]);[.B7]*(SUM([.B19:.M19])))" office:value-type="float" office:value="52.65">
            <text:p>52,65</text:p>
          </table:table-cell>
          <table:table-cell table:style-name="ce50" table:formula="oooc:=IF([.B8]*(SUM([.B19:.M19]))&gt;([.F4]-[.E32]);([.F4]-[.E32]);[.B8]*(SUM([.B19:.M19])))" office:value-type="float" office:value="473.85">
            <text:p>473,85</text:p>
          </table:table-cell>
          <table:table-cell table:formula="oooc:=ROUNDUP([.B33]+[.D32])" office:value-type="float" office:value="154">
            <text:p>154</text:p>
          </table:table-cell>
          <table:table-cell table:formula="oooc:=ROUNDUP(SUM([.C30:.C33]))" office:value-type="float" office:value="1374">
            <text:p>1374</text:p>
          </table:table-cell>
          <table:table-cell table:formula="oooc:=[.D33]*[.A2]" office:value-type="float" office:value="184.8">
            <text:p>184,8</text:p>
          </table:table-cell>
          <table:table-cell table:formula="oooc:=[.E33]*[.A3]" office:value-type="float" office:value="137.4">
            <text:p>137,4</text:p>
          </table:table-cell>
          <table:table-cell table:number-columns-repeated="14"/>
        </table:table-row>
        <table:table-row table:style-name="ro1">
          <table:table-cell office:value-type="string">
            <text:p>AÑO 5</text:p>
          </table:table-cell>
          <table:table-cell table:style-name="ce50" table:formula="oooc:=IF([.B7]*(SUM([.B20:.M20]))&gt;([.E4]-[.D33]);([.E4]-[.D33]);[.B7]*(SUM([.B20:.M20])))" office:value-type="float" office:value="61.425">
            <text:p>61,43</text:p>
          </table:table-cell>
          <table:table-cell table:style-name="ce50" table:formula="oooc:=IF([.B8]*(SUM([.B20:.M20]))&gt;([.F4]-[.E33]);([.F4]-[.E33]);[.B8]*(SUM([.B20:.M20])))" office:value-type="float" office:value="552.825">
            <text:p>552,83</text:p>
          </table:table-cell>
          <table:table-cell table:formula="oooc:=ROUNDUP([.B34]+[.D33])" office:value-type="float" office:value="216">
            <text:p>216</text:p>
          </table:table-cell>
          <table:table-cell table:style-name="ce50" table:formula="oooc:=ROUNDUP(SUM([.C30:.C34]))" office:value-type="float" office:value="1927">
            <text:p>1927</text:p>
          </table:table-cell>
          <table:table-cell table:formula="oooc:=[.D34]*[.A2]" office:value-type="float" office:value="259.2">
            <text:p>259,2</text:p>
          </table:table-cell>
          <table:table-cell table:formula="oooc:=[.E34]*[.A3]" office:value-type="float" office:value="192.7">
            <text:p>192,7</text:p>
          </table:table-cell>
          <table:table-cell table:number-columns-repeated="14"/>
        </table:table-row>
        <table:table-row table:style-name="ro1">
          <table:table-cell office:value-type="string">
            <text:p>AÑO 6</text:p>
          </table:table-cell>
          <table:table-cell table:style-name="ce50" table:formula="oooc:=IF([.B7]*(SUM([.B21:.M21]))&gt;([.E4]-[.D34]);([.E4]-[.D34]);[.B7]*(SUM([.B21:.M21])))" office:value-type="float" office:value="72.15">
            <text:p>72,15</text:p>
          </table:table-cell>
          <table:table-cell table:style-name="ce50" table:formula="oooc:=IF([.B8]*(SUM([.B21:.M21]))&gt;([.F4]-[.E34]);([.F4]-[.E34]);[.B8]*(SUM([.B21:.M21])))" office:value-type="float" office:value="649.35">
            <text:p>649,35</text:p>
          </table:table-cell>
          <table:table-cell table:formula="oooc:=ROUNDUP([.B35]+[.D34])" office:value-type="float" office:value="289">
            <text:p>289</text:p>
          </table:table-cell>
          <table:table-cell table:formula="oooc:=ROUNDUP(SUM([.C30:.C35]))" office:value-type="float" office:value="2576">
            <text:p>2576</text:p>
          </table:table-cell>
          <table:table-cell table:formula="oooc:=[.D35]*[.A2]" office:value-type="float" office:value="346.8">
            <text:p>346,8</text:p>
          </table:table-cell>
          <table:table-cell table:formula="oooc:=[.E35]*[.A3]" office:value-type="float" office:value="257.6">
            <text:p>257,6</text:p>
          </table:table-cell>
          <table:table-cell table:number-columns-repeated="14"/>
        </table:table-row>
        <table:table-row table:style-name="ro1">
          <table:table-cell office:value-type="string">
            <text:p>AÑO 7</text:p>
          </table:table-cell>
          <table:table-cell table:style-name="ce50" table:formula="oooc:=IF([.B7]*(SUM([.B22:.M22]))&gt;([.E4]-[.D35]);([.E4]-[.D35]);[.B7]*(SUM([.B22:.M22])))" office:value-type="float" office:value="78">
            <text:p>78</text:p>
          </table:table-cell>
          <table:table-cell table:style-name="ce50" table:formula="oooc:=IF([.B8]*(SUM([.B22:.M22]))&gt;([.F4]-[.E35]);([.F4]-[.E35]);[.B8]*(SUM([.B22:.M22])))" office:value-type="float" office:value="702">
            <text:p>702</text:p>
          </table:table-cell>
          <table:table-cell table:formula="oooc:=ROUNDUP([.B36]+[.D35])" office:value-type="float" office:value="367">
            <text:p>367</text:p>
          </table:table-cell>
          <table:table-cell table:formula="oooc:=ROUNDUP(SUM([.C30:.C36]))" office:value-type="float" office:value="3278">
            <text:p>3278</text:p>
          </table:table-cell>
          <table:table-cell table:formula="oooc:=[.D36]*[.A2]" office:value-type="float" office:value="440.4">
            <text:p>440,4</text:p>
          </table:table-cell>
          <table:table-cell table:formula="oooc:=[.E36]*[.A3]" office:value-type="float" office:value="327.8">
            <text:p>327,8</text:p>
          </table:table-cell>
          <table:table-cell table:number-columns-repeated="14"/>
        </table:table-row>
        <table:table-row table:style-name="ro1">
          <table:table-cell office:value-type="string">
            <text:p>AÑO 8</text:p>
          </table:table-cell>
          <table:table-cell table:style-name="ce50" table:formula="oooc:=IF([.B7]*(SUM([.B23:.M23]))&gt;([.E4]-[.D36]);([.E4]-[.D36]);[.B7]*(SUM([.B23:.M23])))" office:value-type="float" office:value="89.7">
            <text:p>89,7</text:p>
          </table:table-cell>
          <table:table-cell table:style-name="ce50" table:formula="oooc:=IF([.B8]*(SUM([.B23:.M23]))&gt;([.F4]-[.E36]);([.F4]-[.E36]);[.B8]*(SUM([.B23:.M23])))" office:value-type="float" office:value="807.3">
            <text:p>807,3</text:p>
          </table:table-cell>
          <table:table-cell table:formula="oooc:=ROUNDUP([.B37]+[.D36])" office:value-type="float" office:value="457">
            <text:p>457</text:p>
          </table:table-cell>
          <table:table-cell table:formula="oooc:=ROUNDUP(SUM([.C30:.C37]))" office:value-type="float" office:value="4085">
            <text:p>4085</text:p>
          </table:table-cell>
          <table:table-cell table:formula="oooc:=[.D37]*[.A2]" office:value-type="float" office:value="548.4">
            <text:p>548,4</text:p>
          </table:table-cell>
          <table:table-cell table:formula="oooc:=[.E37]*[.A3]" office:value-type="float" office:value="408.5">
            <text:p>408,5</text:p>
          </table:table-cell>
          <table:table-cell table:number-columns-repeated="14"/>
        </table:table-row>
        <table:table-row table:style-name="ro1">
          <table:table-cell office:value-type="string">
            <text:p>AÑO 9</text:p>
          </table:table-cell>
          <table:table-cell table:style-name="ce50" table:formula="oooc:=IF([.B7]*(SUM([.B24:.M24]))&gt;([.E4]-[.D37]);([.E4]-[.D37]);[.B7]*(SUM([.B24:.M24])))" office:value-type="float" office:value="89.7">
            <text:p>89,7</text:p>
          </table:table-cell>
          <table:table-cell table:style-name="ce50" table:formula="oooc:=IF([.B8]*(SUM([.B24:.M24]))&gt;([.F4]-[.E37]);([.F4]-[.E37]);[.B8]*(SUM([.B24:.M24])))" office:value-type="float" office:value="807.3">
            <text:p>807,3</text:p>
          </table:table-cell>
          <table:table-cell table:formula="oooc:=ROUNDUP([.B38]+[.D37])" office:value-type="float" office:value="547">
            <text:p>547</text:p>
          </table:table-cell>
          <table:table-cell table:style-name="ce50" table:formula="oooc:=ROUNDUP(SUM([.C30:.C38]))" office:value-type="float" office:value="4893">
            <text:p>4893</text:p>
          </table:table-cell>
          <table:table-cell table:formula="oooc:=[.D38]*[.A2]" office:value-type="float" office:value="656.4">
            <text:p>656,4</text:p>
          </table:table-cell>
          <table:table-cell table:formula="oooc:=[.E38]*[.A3]" office:value-type="float" office:value="489.3">
            <text:p>489,3</text:p>
          </table:table-cell>
          <table:table-cell table:number-columns-repeated="14"/>
        </table:table-row>
        <table:table-row table:style-name="ro1">
          <table:table-cell office:value-type="string">
            <text:p>AÑO 10</text:p>
          </table:table-cell>
          <table:table-cell table:style-name="ce50" table:formula="oooc:=IF([.B7]*(SUM([.B25:.M25]))&gt;([.E4]-[.D38]);([.E4]-[.D38]);[.B7]*(SUM([.B25:.M25])))" office:value-type="float" office:value="38">
            <text:p>38</text:p>
          </table:table-cell>
          <table:table-cell table:style-name="ce50" table:formula="oooc:=IF([.B8]*(SUM([.B25:.M25]))&gt;([.F4]-[.E38]);([.F4]-[.E38]);[.B8]*(SUM([.B25:.M25])))" office:value-type="float" office:value="372">
            <text:p>372</text:p>
          </table:table-cell>
          <table:table-cell table:formula="oooc:=ROUNDUP([.B39]+[.D38])" office:value-type="float" office:value="585">
            <text:p>585</text:p>
          </table:table-cell>
          <table:table-cell table:style-name="ce50" table:formula="oooc:=ROUNDUP(SUM([.C30:.C39]))" office:value-type="float" office:value="5265">
            <text:p>5265</text:p>
          </table:table-cell>
          <table:table-cell table:formula="oooc:=[.D39]*[.A2]" office:value-type="float" office:value="702">
            <text:p>702</text:p>
          </table:table-cell>
          <table:table-cell table:formula="oooc:=[.E39]*[.A3]" office:value-type="float" office:value="526.5">
            <text:p>526,5</text:p>
          </table:table-cell>
          <table:table-cell table:number-columns-repeated="14"/>
        </table:table-row>
        <table:table-row table:style-name="ro1">
          <table:table-cell table:style-name="ce47"/>
          <table:table-cell table:style-name="ce54" table:number-columns-repeated="11"/>
          <table:table-cell table:style-name="ce70"/>
          <table:table-cell table:number-columns-repeated="8"/>
        </table:table-row>
      </table:table>
      <table:table table:name="Inversiones" table:style-name="ta1" table:print="false">
        <office:forms form:automatic-focus="false" form:apply-design-mode="false"/>
        <table:table-column table:style-name="co15" table:default-cell-style-name="ce74"/>
        <table:table-column table:style-name="co2" table:default-cell-style-name="Default"/>
        <table:table-column table:style-name="co16" table:default-cell-style-name="Default"/>
        <table:table-column table:style-name="co2" table:default-cell-style-name="ce83"/>
        <table:table-column table:style-name="co2" table:default-cell-style-name="Default"/>
        <table:table-column table:style-name="co2" table:default-cell-style-name="ce74"/>
        <table:table-column table:style-name="co2" table:number-columns-repeated="2" table:default-cell-style-name="Default"/>
        <table:table-column table:style-name="co2" table:default-cell-style-name="ce83"/>
        <table:table-row table:style-name="ro1">
          <table:table-cell table:style-name="ce71" office:value-type="string">
            <text:p>Inversiones</text:p>
          </table:table-cell>
          <table:table-cell/>
          <table:table-cell table:style-name="ce80" office:value-type="string">
            <text:p>No modificar lo que esta en color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72" office:value-type="string">
            <text:p>TOTAL INVERSIONES</text:p>
          </table:table-cell>
          <table:table-cell table:style-name="ce77" table:formula="oooc:=[.D19]+[.I19]" office:value-type="float" office:value="36176.59">
            <text:p>36176,5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23" office:value-type="string">
            <text:p>CAPITAL DE TRABAJO</text:p>
          </table:table-cell>
          <table:table-cell table:style-name="ce77" table:formula="oooc:=[Sueldos.C20]+[Gastos.B3]" office:value-type="float" office:value="47306.25">
            <text:p>47306,25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73"/>
          <table:table-cell table:style-name="ce78"/>
          <table:table-cell table:style-name="ce81" office:value-type="string">
            <text:p>Muebles y Utiles</text:p>
          </table:table-cell>
          <table:table-cell table:style-name="ce82"/>
          <table:table-cell/>
          <table:table-cell table:style-name="ce73"/>
          <table:table-cell table:style-name="ce81" office:value-type="string">
            <text:p>Instalaciones</text:p>
          </table:table-cell>
          <table:table-cell table:style-name="ce78"/>
          <table:table-cell table:style-name="ce82"/>
        </table:table-row>
        <table:table-row table:style-name="ro1">
          <table:table-cell table:number-columns-repeated="9"/>
        </table:table-row>
        <table:table-row table:style-name="ro1">
          <table:table-cell table:style-name="ce61" office:value-type="string">
            <text:p>Descripcion</text:p>
          </table:table-cell>
          <table:table-cell table:style-name="ce41" office:value-type="string">
            <text:p>Cantidad</text:p>
          </table:table-cell>
          <table:table-cell table:style-name="ce41" office:value-type="string">
            <text:p>Monto x unidad</text:p>
          </table:table-cell>
          <table:table-cell table:style-name="ce84" office:value-type="string">
            <text:p>SubTotal</text:p>
          </table:table-cell>
          <table:table-cell/>
          <table:table-cell office:value-type="string">
            <text:p>Descripcion</text:p>
          </table:table-cell>
          <table:table-cell office:value-type="string">
            <text:p>Cantidad</text:p>
          </table:table-cell>
          <table:table-cell office:value-type="string">
            <text:p>Monto x unidad</text:p>
          </table:table-cell>
          <table:table-cell office:value-type="string">
            <text:p>SubTotal</text:p>
          </table:table-cell>
        </table:table-row>
        <table:table-row table:style-name="ro1">
          <table:table-cell office:value-type="string">
            <text:p>Escritorio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table:formula="oooc:=[.C7]*[.B7]" office:value-type="float" office:value="5000">
            <text:p>5000</text:p>
          </table:table-cell>
          <table:table-cell/>
          <table:table-cell office:value-type="string">
            <text:p>Cables de Electricidad</text:p>
          </table:table-cell>
          <table:table-cell office:value-type="float" office:value="35">
            <text:p>35</text:p>
          </table:table-cell>
          <table:table-cell table:style-name="ce87" office:value-type="float" office:value="2.5">
            <text:p>2,5</text:p>
          </table:table-cell>
          <table:table-cell table:formula="oooc:=[.H7]*[.G7]" office:value-type="float" office:value="87.5">
            <text:p>87,5</text:p>
          </table:table-cell>
        </table:table-row>
        <table:table-row table:style-name="ro1">
          <table:table-cell office:value-type="string">
            <text:p>Sillas 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formula="oooc:=[.C8]*[.B8]" office:value-type="float" office:value="1500">
            <text:p>1500</text:p>
          </table:table-cell>
          <table:table-cell/>
          <table:table-cell office:value-type="string">
            <text:p>Cables de Red</text:p>
          </table:table-cell>
          <table:table-cell office:value-type="float" office:value="20">
            <text:p>20</text:p>
          </table:table-cell>
          <table:table-cell office:value-type="float" office:value="1.7">
            <text:p>1,7</text:p>
          </table:table-cell>
          <table:table-cell table:formula="oooc:=[.H8]*[.G8]" office:value-type="float" office:value="34">
            <text:p>34</text:p>
          </table:table-cell>
        </table:table-row>
        <table:table-row table:style-name="ro1">
          <table:table-cell office:value-type="string">
            <text:p>Luminarias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table:formula="oooc:=[.C9]*[.B9]" office:value-type="float" office:value="400">
            <text:p>400</text:p>
          </table:table-cell>
          <table:table-cell/>
          <table:table-cell office:value-type="string">
            <text:p>Conectores</text:p>
          </table:table-cell>
          <table:table-cell office:value-type="float" office:value="15">
            <text:p>15</text:p>
          </table:table-cell>
          <table:table-cell office:value-type="float" office:value="0.5">
            <text:p>0,5</text:p>
          </table:table-cell>
          <table:table-cell table:formula="oooc:=[.H9]*[.G9]" office:value-type="float" office:value="7.5">
            <text:p>7,5</text:p>
          </table:table-cell>
        </table:table-row>
        <table:table-row table:style-name="ro1">
          <table:table-cell office:value-type="string">
            <text:p>Bliblioteca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table:formula="oooc:=[.C10]*[.B10]" office:value-type="float" office:value="600">
            <text:p>600</text:p>
          </table:table-cell>
          <table:table-cell/>
          <table:table-cell office:value-type="string">
            <text:p>Zapatillas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formula="oooc:=[.H10]*[.G10]" office:value-type="float" office:value="80">
            <text:p>80</text:p>
          </table:table-cell>
        </table:table-row>
        <table:table-row table:style-name="ro1">
          <table:table-cell office:value-type="string">
            <text:p>Armario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table:formula="oooc:=[.C11]*[.B11]" office:value-type="float" office:value="800">
            <text:p>800</text:p>
          </table:table-cell>
          <table:table-cell/>
          <table:table-cell office:value-type="string">
            <text:p>Router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table:formula="oooc:=[.H11]*[.G11]" office:value-type="float" office:value="300">
            <text:p>300</text:p>
          </table:table-cell>
        </table:table-row>
        <table:table-row table:style-name="ro1">
          <table:table-cell office:value-type="string">
            <text:p>Utiles de Escritorio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formula="oooc:=[.C12]*[.B12]" office:value-type="float" office:value="150">
            <text:p>150</text:p>
          </table:table-cell>
          <table:table-cell/>
          <table:table-cell office:value-type="string">
            <text:p>Switch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ooc:=[.H12]*[.G12]" office:value-type="float" office:value="70">
            <text:p>70</text:p>
          </table:table-cell>
        </table:table-row>
        <table:table-row table:style-name="ro1">
          <table:table-cell office:value-type="string">
            <text:p>Herramientas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formula="oooc:=[.C13]*[.B13]" office:value-type="float" office:value="80">
            <text:p>80</text:p>
          </table:table-cell>
          <table:table-cell/>
          <table:table-cell office:value-type="string">
            <text:p>Toma Corrient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ooc:=[.H13]*[.G13]" office:value-type="float" office:value="20">
            <text:p>20</text:p>
          </table:table-cell>
        </table:table-row>
        <table:table-row table:style-name="ro1">
          <table:table-cell office:value-type="string">
            <text:p>Computadoras Desktop</text:p>
          </table:table-cell>
          <table:table-cell table:formula="oooc:=[Sueldos.B13]" office:value-type="float" office:value="5">
            <text:p>5</text:p>
          </table:table-cell>
          <table:table-cell office:value-type="float" office:value="2000">
            <text:p>2000</text:p>
          </table:table-cell>
          <table:table-cell table:formula="oooc:=[.C14]*[.B14]" office:value-type="float" office:value="10000">
            <text:p>10000</text:p>
          </table:table-cell>
          <table:table-cell/>
          <table:table-cell office:value-type="string">
            <text:p>Varios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formula="oooc:=[.H14]*[.G14]" office:value-type="float" office:value="150">
            <text:p>150</text:p>
          </table:table-cell>
        </table:table-row>
        <table:table-row table:style-name="ro1">
          <table:table-cell office:value-type="string">
            <text:p>Notebooks</text:p>
          </table:table-cell>
          <table:table-cell office:value-type="float" office:value="2">
            <text:p>2</text:p>
          </table:table-cell>
          <table:table-cell office:value-type="float" office:value="5000">
            <text:p>5000</text:p>
          </table:table-cell>
          <table:table-cell table:formula="oooc:=[.C15]*[.B15]" office:value-type="float" office:value="10000">
            <text:p>10000</text:p>
          </table:table-cell>
          <table:table-cell table:number-columns-repeated="2"/>
          <table:table-cell table:number-columns-repeated="2"/>
          <table:table-cell table:formula="oooc:=[.H15]*[.G15]" office:value-type="float" office:value="0">
            <text:p>0</text:p>
          </table:table-cell>
        </table:table-row>
        <table:table-row table:style-name="ro1">
          <table:table-cell/>
          <table:table-cell table:number-columns-repeated="2"/>
          <table:table-cell table:formula="oooc:=[.C16]*[.B16]" office:value-type="float" office:value="0">
            <text:p>0</text:p>
          </table:table-cell>
          <table:table-cell table:number-columns-repeated="2"/>
          <table:table-cell table:number-columns-repeated="2"/>
          <table:table-cell table:formula="oooc:=[.H16]*[.G16]" office:value-type="float" office:value="0">
            <text:p>0</text:p>
          </table:table-cell>
        </table:table-row>
        <table:table-row table:style-name="ro1">
          <table:table-cell table:style-name="ce75" office:value-type="string">
            <text:p>Total sin IVA</text:p>
          </table:table-cell>
          <table:table-cell table:style-name="ce59" table:number-columns-repeated="2"/>
          <table:table-cell table:style-name="ce85" table:formula="oooc:=SUM([.D7:.D16])" office:value-type="float" office:value="28530">
            <text:p>28530</text:p>
          </table:table-cell>
          <table:table-cell/>
          <table:table-cell table:style-name="ce75" office:value-type="string">
            <text:p>Total sin IVA</text:p>
          </table:table-cell>
          <table:table-cell table:style-name="ce59" table:number-columns-repeated="2"/>
          <table:table-cell table:style-name="ce85" table:formula="oooc:=SUM([.I7:.I16])" office:value-type="float" office:value="749">
            <text:p>749</text:p>
          </table:table-cell>
        </table:table-row>
        <table:table-row table:style-name="ro1">
          <table:table-cell table:style-name="ce59" office:value-type="string">
            <text:p>IVA</text:p>
          </table:table-cell>
          <table:table-cell table:style-name="ce59" table:number-columns-repeated="2"/>
          <table:table-cell table:style-name="ce59" table:formula="oooc:=[.D17]*[Impuestos.B3]" office:value-type="float" office:value="5991.3">
            <text:p>5991,3</text:p>
          </table:table-cell>
          <table:table-cell/>
          <table:table-cell table:style-name="ce59" office:value-type="string">
            <text:p>IVA</text:p>
          </table:table-cell>
          <table:table-cell table:style-name="ce59" table:number-columns-repeated="2"/>
          <table:table-cell table:style-name="ce59" table:formula="oooc:=[.I17]*[Impuestos.B3]" office:value-type="float" office:value="157.29">
            <text:p>157,29</text:p>
          </table:table-cell>
        </table:table-row>
        <table:table-row table:style-name="ro1">
          <table:table-cell table:style-name="ce76" office:value-type="string">
            <text:p>TOTAL con IVA</text:p>
          </table:table-cell>
          <table:table-cell table:style-name="ce79" table:number-columns-repeated="2"/>
          <table:table-cell table:style-name="ce86" table:formula="oooc:=[.D17]+[.D18]" office:value-type="float" office:value="34521.3">
            <text:p>34521,3</text:p>
          </table:table-cell>
          <table:table-cell/>
          <table:table-cell table:style-name="ce76" office:value-type="string">
            <text:p>TOTAL con IVA</text:p>
          </table:table-cell>
          <table:table-cell table:style-name="ce79" table:number-columns-repeated="2"/>
          <table:table-cell table:style-name="ce86" table:formula="oooc:=SUM([.I7:.I18])" office:value-type="float" office:value="1655.29">
            <text:p>1655,29</text:p>
          </table:table-cell>
        </table:table-row>
      </table:table>
      <table:table table:name="Sueldos" table:style-name="ta1" table:print="false">
        <office:forms form:automatic-focus="false" form:apply-design-mode="false"/>
        <table:table-column table:style-name="co17" table:default-cell-style-name="ce74"/>
        <table:table-column table:style-name="co2" table:default-cell-style-name="Default"/>
        <table:table-column table:style-name="co16" table:default-cell-style-name="Default"/>
        <table:table-column table:style-name="co2" table:default-cell-style-name="ce83"/>
        <table:table-row table:style-name="ro1">
          <table:table-cell table:style-name="ce71" office:value-type="string">
            <text:p>Sueldos</text:p>
          </table:table-cell>
          <table:table-cell/>
          <table:table-cell table:style-name="ce80" office:value-type="string">
            <text:p>No modificar lo que esta en color</text:p>
          </table:table-cell>
          <table:table-cell table:style-name="Default"/>
        </table:table-row>
        <table:table-row table:style-name="ro1">
          <table:table-cell table:style-name="ce72" office:value-type="string">
            <text:p>TOTAL SUELDOS</text:p>
          </table:table-cell>
          <table:table-cell table:style-name="ce77" table:formula="oooc:=[.C21]*12" office:value-type="float" office:value="152280">
            <text:p>152280</text:p>
          </table:table-cell>
          <table:table-cell/>
          <table:table-cell table:style-name="Default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73"/>
          <table:table-cell table:style-name="ce78"/>
          <table:table-cell table:style-name="ce91" office:value-type="string">
            <text:p>Recursos Humanos</text:p>
          </table:table-cell>
          <table:table-cell table:style-name="ce82"/>
        </table:table-row>
        <table:table-row table:style-name="ro1">
          <table:table-cell table:style-name="ce88" office:value-type="string">
            <text:p>Nombre</text:p>
          </table:table-cell>
          <table:table-cell table:style-name="ce90" office:value-type="string">
            <text:p>Cargo</text:p>
          </table:table-cell>
          <table:table-cell table:style-name="ce90" office:value-type="string">
            <text:p>Sueldo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Gerente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Secretaria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string">
            <text:p>xx</text:p>
          </table:table-cell>
          <table:table-cell office:value-type="string">
            <text:p>Técnico</text:p>
          </table:table-cell>
          <table:table-cell office:value-type="float" office:value="1200">
            <text:p>1200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umero Técnicos</text:p>
          </table:table-cell>
          <table:table-cell table:formula="oooc:=[Ventas.E9]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oef. Carga Social</text:p>
          </table:table-cell>
          <table:table-cell office:value-type="float" office:value="1.41">
            <text:p>1,41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89" office:value-type="string">
            <text:p>TOTAL</text:p>
          </table:table-cell>
          <table:table-cell table:style-name="ce79"/>
          <table:table-cell table:style-name="ce79" table:formula="oooc:=SUM([.C8:.C9]) + [.C10]*[.B13]" office:value-type="float" office:value="9000">
            <text:p>9000</text:p>
          </table:table-cell>
          <table:table-cell table:style-name="ce92"/>
        </table:table-row>
        <table:table-row table:style-name="ro1">
          <table:table-cell table:style-name="ce89" office:value-type="string">
            <text:p>TOTAL + Carga Social</text:p>
          </table:table-cell>
          <table:table-cell table:style-name="ce79"/>
          <table:table-cell table:style-name="ce79" table:formula="oooc:=[.C20]*[.B15]" office:value-type="float" office:value="12690">
            <text:p>12690</text:p>
          </table:table-cell>
          <table:table-cell table:style-name="Default"/>
        </table:table-row>
      </table:table>
      <table:table table:name="Gastos" table:style-name="ta1" table:print="false">
        <office:forms form:automatic-focus="false" form:apply-design-mode="false"/>
        <table:table-column table:style-name="co2" table:default-cell-style-name="Default"/>
        <table:table-column table:style-name="co18" table:default-cell-style-name="ce74"/>
        <table:table-column table:style-name="co16" table:default-cell-style-name="ce83"/>
        <table:table-column table:style-name="co2" table:default-cell-style-name="Default"/>
        <table:table-column table:style-name="co19" table:default-cell-style-name="Default"/>
        <table:table-row table:style-name="ro1">
          <table:table-cell/>
          <table:table-cell table:style-name="Default"/>
          <table:table-cell table:style-name="ce80" office:value-type="string">
            <text:p>No modificar lo que esta en color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2" office:value-type="string">
            <text:p>TOTAL GASTOS</text:p>
          </table:table-cell>
          <table:table-cell table:style-name="ce77" table:formula="oooc:=[.C23]" office:value-type="float" office:value="38306.25">
            <text:p>38306,25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73"/>
          <table:table-cell table:style-name="ce93" office:value-type="string">
            <text:p>GASTO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88" office:value-type="string">
            <text:p>Descripcion </text:p>
          </table:table-cell>
          <table:table-cell table:style-name="ce94" office:value-type="string">
            <text:p>Mont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uz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as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ternet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guridad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Alquiler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mpieza</text:p>
          </table:table-cell>
          <table:table-cell office:value-type="float" office:value="450">
            <text:p>4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rsos de Actualizacion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ota para reposicion de Hardware</text:p>
          </table:table-cell>
          <table:table-cell table:formula="oooc:=([Inversiones.D14]+[Inversiones.D15])/(5*12)" office:value-type="float" office:value="333.333333333333">
            <text:p>333,3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ota para reposicion de Muebles y Utiles</text:p>
          </table:table-cell>
          <table:table-cell table:formula="oooc:=SUM([Inversiones.D7:.D13])/(8*12)" office:value-type="float" office:value="88.8541666666667">
            <text:p>88,85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89" office:value-type="string">
            <text:p>TOTAL</text:p>
          </table:table-cell>
          <table:table-cell table:style-name="ce86" table:formula="oooc:=SUM([.C8:.C22])*12" office:value-type="float" office:value="38306.25">
            <text:p>38306,25</text:p>
          </table:table-cell>
          <table:table-cell table:number-columns-repeated="2"/>
        </table:table-row>
      </table:table>
      <table:table table:name="Impuestos" table:style-name="ta1" table:print="false">
        <office:forms form:automatic-focus="false" form:apply-design-mode="false"/>
        <table:table-column table:style-name="co20" table:default-cell-style-name="ce95"/>
        <table:table-column table:style-name="co2" table:default-cell-style-name="Default"/>
        <table:table-row table:style-name="ro1">
          <table:table-cell office:value-type="string">
            <text:p>Impuesto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string">
            <text:p>IVA</text:p>
          </table:table-cell>
          <table:table-cell office:value-type="float" office:value="0.21">
            <text:p>0,21</text:p>
          </table:table-cell>
        </table:table-row>
        <table:table-row table:style-name="ro1">
          <table:table-cell office:value-type="string">
            <text:p>Tasas Municipales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Tasas Comerciales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Ingresos Brutos</text:p>
          </table:table-cell>
          <table:table-cell office:value-type="float" office:value="3.5">
            <text:p>3,5</text:p>
          </table:table-cell>
        </table:table-row>
      </table:table>
      <table:table table:name="Graficos" table:style-name="ta1" table:print="false">
        <office:forms form:automatic-focus="false" form:apply-design-mode="false"/>
        <table:table-column table:style-name="co21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>
            <draw:frame table:end-cell-address="Graficos.H25" table:end-x="1.488cm" table:end-y="0.028cm" draw:z-index="0" svg:width="14.595cm" svg:height="10.94cm" svg:x="0.441cm" svg:y="0.081cm">
              <draw:object draw:notify-on-update-of-ranges="'Cash Flow'.C26:'Cash Flow'.L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24">
          <table:table-cell table:number-columns-repeated="11"/>
        </table:table-row>
        <table:table-row table:style-name="ro1">
          <table:table-cell office:value-type="string">
            <text:p>Ingreso por Ventas</text:p>
          </table:table-cell>
          <table:table-cell table:formula="oooc:=['Cash Flow'.C7]+['Cash Flow'.C8]" office:value-type="float" office:value="106733.25">
            <text:p>106733,25</text:p>
          </table:table-cell>
          <table:table-cell table:formula="oooc:=['Cash Flow'.D7]+['Cash Flow'.D8]" office:value-type="float" office:value="182227.5">
            <text:p>182227,5</text:p>
          </table:table-cell>
          <table:table-cell table:formula="oooc:=['Cash Flow'.E7]+['Cash Flow'.E8]" office:value-type="float" office:value="244705.5">
            <text:p>244705,5</text:p>
          </table:table-cell>
          <table:table-cell table:formula="oooc:=['Cash Flow'.F7]+['Cash Flow'.F8]" office:value-type="float" office:value="281151">
            <text:p>281151</text:p>
          </table:table-cell>
          <table:table-cell table:formula="oooc:=['Cash Flow'.G7]+['Cash Flow'.G8]" office:value-type="float" office:value="328009.5">
            <text:p>328009,5</text:p>
          </table:table-cell>
          <table:table-cell table:formula="oooc:=['Cash Flow'.H7]+['Cash Flow'.H8]" office:value-type="float" office:value="385281">
            <text:p>385281</text:p>
          </table:table-cell>
          <table:table-cell table:formula="oooc:=['Cash Flow'.I7]+['Cash Flow'.I8]" office:value-type="float" office:value="416520">
            <text:p>416520</text:p>
          </table:table-cell>
          <table:table-cell table:formula="oooc:=['Cash Flow'.J7]+['Cash Flow'.J8]" office:value-type="float" office:value="478998">
            <text:p>478998</text:p>
          </table:table-cell>
          <table:table-cell table:formula="oooc:=['Cash Flow'.K7]+['Cash Flow'.K8]" office:value-type="float" office:value="478998">
            <text:p>478998</text:p>
          </table:table-cell>
          <table:table-cell table:formula="oooc:=['Cash Flow'.L7]+['Cash Flow'.L8]" office:value-type="float" office:value="213720">
            <text:p>213720</text:p>
          </table:table-cell>
        </table:table-row>
        <table:table-row table:style-name="ro1">
          <table:table-cell office:value-type="string">
            <text:p>Ingreso por Mantenimiento</text:p>
          </table:table-cell>
          <table:table-cell table:formula="oooc:=['Cash Flow'.C9]+['Cash Flow'.C10]" office:value-type="float" office:value="2520">
            <text:p>2520</text:p>
          </table:table-cell>
          <table:table-cell table:formula="oooc:=['Cash Flow'.D9]+['Cash Flow'.D10]" office:value-type="float" office:value="6888">
            <text:p>6888</text:p>
          </table:table-cell>
          <table:table-cell table:formula="oooc:=['Cash Flow'.E9]+['Cash Flow'.E10]" office:value-type="float" office:value="12672">
            <text:p>12672</text:p>
          </table:table-cell>
          <table:table-cell table:formula="oooc:=['Cash Flow'.F9]+['Cash Flow'.F10]" office:value-type="float" office:value="19332">
            <text:p>19332</text:p>
          </table:table-cell>
          <table:table-cell table:formula="oooc:=['Cash Flow'.G9]+['Cash Flow'.G10]" office:value-type="float" office:value="27114">
            <text:p>27114</text:p>
          </table:table-cell>
          <table:table-cell table:formula="oooc:=['Cash Flow'.H9]+['Cash Flow'.H10]" office:value-type="float" office:value="36264">
            <text:p>36264</text:p>
          </table:table-cell>
          <table:table-cell table:formula="oooc:=['Cash Flow'.I9]+['Cash Flow'.I10]" office:value-type="float" office:value="46092">
            <text:p>46092</text:p>
          </table:table-cell>
          <table:table-cell table:formula="oooc:=['Cash Flow'.J9]+['Cash Flow'.J10]" office:value-type="float" office:value="57414">
            <text:p>57414</text:p>
          </table:table-cell>
          <table:table-cell table:formula="oooc:=['Cash Flow'.K9]+['Cash Flow'.K10]" office:value-type="float" office:value="68742">
            <text:p>68742</text:p>
          </table:table-cell>
          <table:table-cell table:formula="oooc:=['Cash Flow'.L9]+['Cash Flow'.L10]" office:value-type="float" office:value="73710">
            <text:p>73710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>
            <draw:frame table:end-cell-address="Graficos.J52" table:end-x="2.246cm" table:end-y="0.054cm" draw:z-index="2" svg:width="18.906cm" svg:height="9.984cm" svg:x="1.404cm" svg:y="0.107cm">
              <draw:object draw:notify-on-update-of-ranges="Graficos.A27:Graficos.K2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20">
          <table:table-cell table:number-columns-repeated="11"/>
        </table:table-row>
        <table:table-row table:style-name="ro1">
          <table:table-cell/>
          <table:table-cell>
            <draw:frame table:end-cell-address="Graficos.K74" table:end-x="0.056cm" table:end-y="0.241cm" draw:z-index="1" svg:width="19.029cm" svg:height="10.33cm" svg:x="1.349cm" svg:y="0.425cm">
              <draw:object draw:notify-on-update-of-ranges="'Cash Flow'.A7:'Cash Flow'.L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ES" style:font-name-asian="Nimbus Sans L1" style:language-asian="none" style:country-asian="none" style:font-name-complex="Nimbus Sans L1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07">07/12/2005</text:date>, <text:time>14:53:5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5-10-30T11:26:01</meta:creation-date>
    <dc:date>2005-12-07T14:53:58</dc:date>
    <dc:language>es-ES</dc:language>
    <meta:editing-cycles>126</meta:editing-cycles>
    <meta:editing-duration>PT12H22M18S</meta:editing-duration>
    <meta:user-defined meta:name="Info 1"/>
    <meta:user-defined meta:name="Info 2"/>
    <meta:user-defined meta:name="Info 3"/>
    <meta:user-defined meta:name="Info 4"/>
    <meta:document-statistic meta:table-count="7" meta:cell-count="71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20.3999996185303pt" style:font-family-asian="Gothic" style:font-pitch-asian="variable" style:font-size-asian="20.3999996185303pt" style:font-family-complex="Tahoma" style:font-pitch-complex="variable" style:font-size-complex="20.3999996185303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1pt" style:font-family-asian="Gothic" style:font-pitch-asian="variable" style:font-size-asian="11pt" style:font-family-complex="Tahoma" style:font-pitch-complex="variable" style:font-size-complex="11pt"/>
    </style:style>
    <style:style style:name="ch5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4pt" style:font-family-asian="Gothic" style:font-pitch-asian="variable" style:font-size-asian="14pt" style:font-family-complex="Tahoma" style:font-pitch-complex="variable" style:font-size-complex="14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1pt" style:font-family-asian="Gothic" style:font-pitch-asian="variable" style:font-size-asian="11pt" style:font-family-complex="Tahoma" style:font-pitch-complex="variable" style:font-size-complex="11pt"/>
    </style:style>
    <style:style style:name="ch7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3.8999996185303pt" style:font-family-asian="Gothic" style:font-pitch-asian="variable" style:font-size-asian="13.8999996185303pt" style:font-family-complex="Tahoma" style:font-pitch-complex="variable" style:font-size-complex="13.899999618530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'Bitstream Vera Sans'" style:font-family-generic="swiss" style:font-pitch="variable" fo:font-size="9.39999961853027pt" style:font-family-asian="Gothic" style:font-pitch-asian="variable" style:font-size-asian="9.39999961853027pt" style:font-family-complex="Tahoma" style:font-pitch-complex="variable" style:font-size-complex="9.3999996185302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'Bitstream Vera Sans'" style:font-family-generic="swiss" style:font-pitch="variable" fo:font-size="9.39999961853027pt" style:font-family-asian="Gothic" style:font-pitch-asian="variable" style:font-size-asian="9.39999961853027pt" style:font-family-complex="Tahoma" style:font-pitch-complex="variable" style:font-size-complex="9.3999996185302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ffcc"/>
      <style:text-properties fo:font-family="'Bitstream Vera Sans'" style:font-family-generic="swiss" style:font-pitch="variable" fo:font-size="9.39999961853027pt" style:font-family-asian="Gothic" style:font-pitch-asian="variable" style:font-size-asian="9.39999961853027pt" style:font-family-complex="Tahoma" style:font-pitch-complex="variable" style:font-size-complex="9.39999961853027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ffff"/>
      <style:text-properties fo:font-family="'Bitstream Vera Sans'" style:font-family-generic="swiss" style:font-pitch="variable" fo:font-size="9.39999961853027pt" style:font-family-asian="Gothic" style:font-pitch-asian="variable" style:font-size-asian="9.39999961853027pt" style:font-family-complex="Tahoma" style:font-pitch-complex="variable" style:font-size-complex="9.39999961853027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0066"/>
      <style:text-properties fo:font-family="'Bitstream Vera Sans'" style:font-family-generic="swiss" style:font-pitch="variable" fo:font-size="9.39999961853027pt" style:font-family-asian="Gothic" style:font-pitch-asian="variable" style:font-size-asian="9.39999961853027pt" style:font-family-complex="Tahoma" style:font-pitch-complex="variable" style:font-size-complex="9.39999961853027pt"/>
    </style:style>
    <style:style style:name="ch13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8080"/>
      <style:text-properties fo:font-family="'Bitstream Vera Sans'" style:font-family-generic="swiss" style:font-pitch="variable" fo:font-size="9.39999961853027pt" style:font-family-asian="Gothic" style:font-pitch-asian="variable" style:font-size-asian="9.39999961853027pt" style:font-family-complex="Tahoma" style:font-pitch-complex="variable" style:font-size-complex="9.39999961853027pt"/>
    </style:style>
    <style:style style:name="ch14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66cc"/>
      <style:text-properties fo:font-family="'Bitstream Vera Sans'" style:font-family-generic="swiss" style:font-pitch="variable" fo:font-size="9.39999961853027pt" style:font-family-asian="Gothic" style:font-pitch-asian="variable" style:font-size-asian="9.39999961853027pt" style:font-family-complex="Tahoma" style:font-pitch-complex="variable" style:font-size-complex="9.39999961853027pt"/>
    </style:style>
    <style:style style:name="ch1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ccff"/>
      <style:text-properties fo:font-family="'Bitstream Vera Sans'" style:font-family-generic="swiss" style:font-pitch="variable" fo:font-size="9.39999961853027pt" style:font-family-asian="Gothic" style:font-pitch-asian="variable" style:font-size-asian="9.39999961853027pt" style:font-family-complex="Tahoma" style:font-pitch-complex="variable" style:font-size-complex="9.39999961853027pt"/>
    </style:style>
    <style:style style:name="ch1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000080"/>
      <style:text-properties fo:font-family="'Bitstream Vera Sans'" style:font-family-generic="swiss" style:font-pitch="variable" fo:font-size="9.39999961853027pt" style:font-family-asian="Gothic" style:font-pitch-asian="variable" style:font-size-asian="9.39999961853027pt" style:font-family-complex="Tahoma" style:font-pitch-complex="variable" style:font-size-complex="9.39999961853027pt"/>
    </style:style>
    <style:style style:name="ch1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00ff"/>
      <style:text-properties fo:font-family="'Bitstream Vera Sans'" style:font-family-generic="swiss" style:font-pitch="variable" fo:font-size="9.39999961853027pt" style:font-family-asian="Gothic" style:font-pitch-asian="variable" style:font-size-asian="9.39999961853027pt" style:font-family-complex="Tahoma" style:font-pitch-complex="variable" style:font-size-complex="9.39999961853027pt"/>
    </style:style>
    <style:style style:name="ch18" style:family="chart">
      <style:graphic-properties draw:stroke="none" draw:fill="none"/>
    </style:style>
    <style:style style:name="ch19" style:family="chart">
      <style:graphic-properties draw:stroke="none" draw:fill-color="#999999"/>
    </style:style>
  </office:automatic-styles>
  <office:body>
    <office:chart>
      <chart:chart svg:width="14.596cm" svg:height="10.941cm" chart:class="chart:bar" chart:style-name="ch1">
        <chart:title svg:x="5.532cm" svg:y="0.216cm" chart:style-name="ch2">
          <text:p>CashFlow</text:p>
        </chart:title>
        <chart:plot-area chart:style-name="ch3" table:cell-range-address="'Cash Flow'.$C$26:.$L$26" chart:table-number-list="0" svg:x="0.287cm" svg:y="1.465cm" svg:width="11.948cm" svg:height="9.261cm">
          <chart:axis chart:dimension="x" chart:name="primary-x" chart:style-name="ch4">
            <chart:title svg:x="6.72cm" svg:y="9.389cm" chart:style-name="ch5">
              <text:p>Años</text:p>
            </chart:title>
            <chart:categories table:cell-range-address="local-table.A2:.A2"/>
          </chart:axis>
          <chart:axis chart:dimension="y" chart:name="primary-y" chart:style-name="ch6">
            <chart:title svg:x="0.287cm" svg:y="5.439cm" chart:style-name="ch7">
              <text:p>Cash</text:p>
            </chart:title>
            <chart:grid chart:class="major"/>
          </chart:axis>
          <chart:series chart:style-name="ch8">
            <chart:data-point/>
          </chart:series>
          <chart:series chart:style-name="ch9">
            <chart:data-point/>
          </chart:series>
          <chart:series chart:style-name="ch10">
            <chart:data-point/>
          </chart:series>
          <chart:series chart:style-name="ch11">
            <chart:data-point/>
          </chart:series>
          <chart:series chart:style-name="ch12">
            <chart:data-point/>
          </chart:series>
          <chart:series chart:style-name="ch13">
            <chart:data-point/>
          </chart:series>
          <chart:series chart:style-name="ch14">
            <chart:data-point/>
          </chart:series>
          <chart:series chart:style-name="ch15">
            <chart:data-point/>
          </chart:series>
          <chart:series chart:style-name="ch16">
            <chart:data-point/>
          </chart:series>
          <chart:series chart:style-name="ch17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</table:table-row>
          </table:table-header-rows>
          <table:table-rows>
            <table:table-row>
              <table:table-cell office:value-type="string">
                <text:p>Fila 26</text:p>
              </table:table-cell>
              <table:table-cell office:value-type="float" office:value="-130306.158460546">
                <text:p>-130306.158460546</text:p>
              </table:table-cell>
              <table:table-cell office:value-type="float" office:value="-50443.9084605461">
                <text:p>-50443.9084605461</text:p>
              </table:table-cell>
              <table:table-cell office:value-type="float" office:value="10062.258563145">
                <text:p>10062.258563145</text:p>
              </table:table-cell>
              <table:table-cell office:value-type="float" office:value="37100.183438145">
                <text:p>37100.183438145</text:p>
              </table:table-cell>
              <table:table-cell office:value-type="float" office:value="71373.4370631451">
                <text:p>71373.4370631451</text:p>
              </table:table-cell>
              <table:table-cell office:value-type="float" office:value="143464.8759375">
                <text:p>143464.8759375</text:p>
              </table:table-cell>
              <table:table-cell office:value-type="float" office:value="169224.1516875">
                <text:p>169224.1516875</text:p>
              </table:table-cell>
              <table:table-cell office:value-type="float" office:value="215515.2016875">
                <text:p>215515.2016875</text:p>
              </table:table-cell>
              <table:table-cell office:value-type="float" office:value="222620.6896875">
                <text:p>222620.6896875</text:p>
              </table:table-cell>
              <table:table-cell office:value-type="float" office:value="59341.2421875">
                <text:p>59341.2421875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9.2000007629395pt" style:font-family-asian="'Nimbus Sans L'" style:font-pitch-asian="variable" style:font-size-asian="19.2000007629395pt" style:font-family-complex="'Nimbus Sans L'" style:font-pitch-complex="variable" style:font-size-complex="19.2000007629395pt"/>
    </style:style>
    <style:style style:name="ch3" style:family="chart">
      <style:graphic-properties draw:fill="none"/>
      <style:text-properties fo:font-family="'Nimbus Sans L'" style:font-family-generic="swiss" style:font-pitch="variable" fo:font-size="8.89999961853027pt" style:font-family-asian="'Nimbus Sans L'" style:font-pitch-asian="variable" style:font-size-asian="8.89999961853027pt" style:font-family-complex="'Nimbus Sans L'" style:font-pitch-complex="variable" style:font-size-complex="8.8999996185302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false" chart:tick-marks-major-inner="false" chart:tick-marks-major-outer="true" chart:logarithmic="false" chart:text-overlap="false" text:line-break="false" chart:label-arrangement="automatic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0.3000001907349pt" style:font-family-asian="'Nimbus Sans L'" style:font-pitch-asian="variable" style:font-size-asian="10.3000001907349pt" style:font-family-complex="'Nimbus Sans L'" style:font-pitch-complex="variable" style:font-size-complex="10.3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0.3000001907349pt" style:font-family-asian="'Nimbus Sans L'" style:font-pitch-asian="variable" style:font-size-asian="10.3000001907349pt" style:font-family-complex="'Nimbus Sans L'" style:font-pitch-complex="variable" style:font-size-complex="10.3000001907349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8.89999961853027pt" style:font-family-asian="'Nimbus Sans L'" style:font-pitch-asian="variable" style:font-size-asian="8.89999961853027pt" style:font-family-complex="'Nimbus Sans L'" style:font-pitch-complex="variable" style:font-size-complex="8.8999996185302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Nimbus Sans L'" style:font-family-generic="swiss" style:font-pitch="variable" fo:font-size="8.89999961853027pt" style:font-family-asian="'Nimbus Sans L'" style:font-pitch-asian="variable" style:font-size-asian="8.89999961853027pt" style:font-family-complex="'Nimbus Sans L'" style:font-pitch-complex="variable" style:font-size-complex="8.89999961853027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19.03cm" svg:height="10.331cm" chart:class="chart:area" chart:style-name="ch1">
        <chart:title svg:x="4.575cm" svg:y="0.206cm" chart:style-name="ch2">
          <text:p>Ingreso Ventas Terminales y Servidores</text:p>
        </chart:title>
        <chart:legend chart:legend-position="end" svg:x="14.511cm" svg:y="4.628cm" chart:style-name="ch3"/>
        <chart:plot-area chart:style-name="ch4" table:cell-range-address="'Cash Flow'.$A$7:.$L$8" chart:data-source-has-labels="column" chart:table-number-list="0" svg:x="0.38cm" svg:y="1.465cm" svg:width="13.372cm" svg:height="8.66cm">
          <chart:axis chart:dimension="x" chart:name="primary-x" chart:style-name="ch5">
            <chart:categories table:cell-range-address="local-table.A2:.A12"/>
          </chart:axis>
          <chart:axis chart:dimension="y" chart:name="primary-y" chart:style-name="ch6"/>
          <chart:series chart:style-name="ch7">
            <chart:data-point chart:repeated="11"/>
          </chart:series>
          <chart:series chart:style-name="ch8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</table:table-row>
          </table:table-header-rows>
          <table:table-rows>
            <table:table-row>
              <table:table-cell office:value-type="string">
                <text:p>Ingreso por Ventas Servidores</text:p>
              </table:table-cell>
              <table:table-cell office:value-type="float" office:value="1.#NAN">
                <text:p>1.#NAN</text:p>
              </table:table-cell>
              <table:table-cell office:value-type="float" office:value="41973.75">
                <text:p>41973.75</text:p>
              </table:table-cell>
              <table:table-cell office:value-type="float" office:value="71662.5">
                <text:p>71662.5</text:p>
              </table:table-cell>
              <table:table-cell office:value-type="float" office:value="96232.5">
                <text:p>96232.5</text:p>
              </table:table-cell>
              <table:table-cell office:value-type="float" office:value="110565">
                <text:p>110565</text:p>
              </table:table-cell>
              <table:table-cell office:value-type="float" office:value="128992.5">
                <text:p>128992.5</text:p>
              </table:table-cell>
              <table:table-cell office:value-type="float" office:value="151515">
                <text:p>151515</text:p>
              </table:table-cell>
              <table:table-cell office:value-type="float" office:value="163800">
                <text:p>163800</text:p>
              </table:table-cell>
              <table:table-cell office:value-type="float" office:value="188370">
                <text:p>188370</text:p>
              </table:table-cell>
              <table:table-cell office:value-type="float" office:value="188370">
                <text:p>188370</text:p>
              </table:table-cell>
              <table:table-cell office:value-type="float" office:value="79800">
                <text:p>79800</text:p>
              </table:table-cell>
            </table:table-row>
            <table:table-row>
              <table:table-cell office:value-type="string">
                <text:p>Ingreso por Ventas Terminales</text:p>
              </table:table-cell>
              <table:table-cell office:value-type="float" office:value="1.#NAN">
                <text:p>1.#NAN</text:p>
              </table:table-cell>
              <table:table-cell office:value-type="float" office:value="64759.5">
                <text:p>64759.5</text:p>
              </table:table-cell>
              <table:table-cell office:value-type="float" office:value="110565">
                <text:p>110565</text:p>
              </table:table-cell>
              <table:table-cell office:value-type="float" office:value="148473">
                <text:p>148473</text:p>
              </table:table-cell>
              <table:table-cell office:value-type="float" office:value="170586">
                <text:p>170586</text:p>
              </table:table-cell>
              <table:table-cell office:value-type="float" office:value="199017">
                <text:p>199017</text:p>
              </table:table-cell>
              <table:table-cell office:value-type="float" office:value="233766">
                <text:p>233766</text:p>
              </table:table-cell>
              <table:table-cell office:value-type="float" office:value="252720">
                <text:p>252720</text:p>
              </table:table-cell>
              <table:table-cell office:value-type="float" office:value="290628">
                <text:p>290628</text:p>
              </table:table-cell>
              <table:table-cell office:value-type="float" office:value="290628">
                <text:p>290628</text:p>
              </table:table-cell>
              <table:table-cell office:value-type="float" office:value="133920">
                <text:p>133920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Nimbus Sans L'" style:font-family-generic="swiss" style:font-pitch="variable" fo:font-size="18.5pt" style:font-family-asian="'Nimbus Sans L'" style:font-pitch-asian="variable" style:font-size-asian="18.5pt" style:font-family-complex="'Nimbus Sans L'" style:font-pitch-complex="variable" style:font-size-complex="18.5pt"/>
    </style:style>
    <style:style style:name="ch3" style:family="chart">
      <style:graphic-properties draw:fill="none"/>
      <style:text-properties fo:font-family="'Nimbus Sans L'" style:font-family-generic="swiss" style:font-pitch="variable" fo:font-size="8.5pt" style:font-family-asian="'Nimbus Sans L'" style:font-pitch-asian="variable" style:font-size-asian="8.5pt" style:font-family-complex="'Nimbus Sans L'" style:font-pitch-complex="variable" style:font-size-complex="8.5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tacked="tru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fals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0pt" style:font-family-asian="'Nimbus Sans L'" style:font-pitch-asian="variable" style:font-size-asian="10pt" style:font-family-complex="'Nimbus Sans L'" style:font-pitch-complex="variable" style:font-size-complex="10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Nimbus Sans L'" style:font-family-generic="swiss" style:font-pitch="variable" fo:font-size="10pt" style:font-family-asian="'Nimbus Sans L'" style:font-pitch-asian="variable" style:font-size-asian="10pt" style:font-family-complex="'Nimbus Sans L'" style:font-pitch-complex="variable" style:font-size-complex="10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ff6f00"/>
      <style:text-properties fo:font-family="'Nimbus Sans L'" style:font-family-generic="swiss" style:font-pitch="variable" fo:font-size="8.5pt" style:font-family-asian="'Nimbus Sans L'" style:font-pitch-asian="variable" style:font-size-asian="8.5pt" style:font-family-complex="'Nimbus Sans L'" style:font-pitch-complex="variable" style:font-size-complex="8.5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800080"/>
      <style:text-properties fo:font-family="'Nimbus Sans L'" style:font-family-generic="swiss" style:font-pitch="variable" fo:font-size="8.5pt" style:font-family-asian="'Nimbus Sans L'" style:font-pitch-asian="variable" style:font-size-asian="8.5pt" style:font-family-complex="'Nimbus Sans L'" style:font-pitch-complex="variable" style:font-size-complex="8.5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18.907cm" svg:height="9.985cm" chart:class="chart:area" chart:style-name="ch1">
        <chart:title svg:x="6.451cm" svg:y="0.198cm" chart:style-name="ch2">
          <text:p>Ventas vs Mantenimiento</text:p>
        </chart:title>
        <chart:legend chart:legend-position="end" svg:x="15.041cm" svg:y="4.471cm" chart:style-name="ch3"/>
        <chart:plot-area chart:style-name="ch4" table:cell-range-address="Graficos.$A$27:.$K$28" chart:data-source-has-labels="column" chart:table-number-list="6" svg:x="0.378cm" svg:y="1.407cm" svg:width="13.908cm" svg:height="8.38cm">
          <chart:axis chart:dimension="x" chart:name="primary-x" chart:style-name="ch5">
            <chart:categories table:cell-range-address="local-table.A2:.A11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10"/>
          </chart:series>
          <chart:series chart:style-name="ch8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Ingreso por Ventas</text:p>
              </table:table-cell>
              <table:table-cell office:value-type="float" office:value="106733.25">
                <text:p>106733.25</text:p>
              </table:table-cell>
              <table:table-cell office:value-type="float" office:value="182227.5">
                <text:p>182227.5</text:p>
              </table:table-cell>
              <table:table-cell office:value-type="float" office:value="244705.5">
                <text:p>244705.5</text:p>
              </table:table-cell>
              <table:table-cell office:value-type="float" office:value="281151">
                <text:p>281151</text:p>
              </table:table-cell>
              <table:table-cell office:value-type="float" office:value="328009.5">
                <text:p>328009.5</text:p>
              </table:table-cell>
              <table:table-cell office:value-type="float" office:value="385281">
                <text:p>385281</text:p>
              </table:table-cell>
              <table:table-cell office:value-type="float" office:value="416520">
                <text:p>416520</text:p>
              </table:table-cell>
              <table:table-cell office:value-type="float" office:value="478998">
                <text:p>478998</text:p>
              </table:table-cell>
              <table:table-cell office:value-type="float" office:value="478998">
                <text:p>478998</text:p>
              </table:table-cell>
              <table:table-cell office:value-type="float" office:value="213720">
                <text:p>213720</text:p>
              </table:table-cell>
            </table:table-row>
            <table:table-row>
              <table:table-cell office:value-type="string">
                <text:p>Ingreso por Mantenimiento</text:p>
              </table:table-cell>
              <table:table-cell office:value-type="float" office:value="2520">
                <text:p>2520</text:p>
              </table:table-cell>
              <table:table-cell office:value-type="float" office:value="6888">
                <text:p>6888</text:p>
              </table:table-cell>
              <table:table-cell office:value-type="float" office:value="12672">
                <text:p>12672</text:p>
              </table:table-cell>
              <table:table-cell office:value-type="float" office:value="19332">
                <text:p>19332</text:p>
              </table:table-cell>
              <table:table-cell office:value-type="float" office:value="27114">
                <text:p>27114</text:p>
              </table:table-cell>
              <table:table-cell office:value-type="float" office:value="36264">
                <text:p>36264</text:p>
              </table:table-cell>
              <table:table-cell office:value-type="float" office:value="46092">
                <text:p>46092</text:p>
              </table:table-cell>
              <table:table-cell office:value-type="float" office:value="57414">
                <text:p>57414</text:p>
              </table:table-cell>
              <table:table-cell office:value-type="float" office:value="68742">
                <text:p>68742</text:p>
              </table:table-cell>
              <table:table-cell office:value-type="float" office:value="73710">
                <text:p>73710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